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PitonyakFonts/dialog-lb.xml"/>
  <manifest:file-entry manifest:media-type="" manifest:full-path="Dialogs/PitonyakFonts/"/>
  <manifest:file-entry manifest:media-type="" manifest:full-path="Dialogs/"/>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PitonyakFonts/Utilities.xml"/>
  <manifest:file-entry manifest:media-type="text/xml" manifest:full-path="Basic/PitonyakFonts/FontInfo.xml"/>
  <manifest:file-entry manifest:media-type="text/xml" manifest:full-path="Basic/PitonyakFonts/script-lb.xml"/>
  <manifest:file-entry manifest:media-type="" manifest:full-path="Basic/PitonyakFonts/"/>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Times New Roman1" svg:font-family="'Times New Roman'" style:font-adornments="Bold"/>
    <style:font-face style:name="Times New Roman" svg:font-family="'Times New Roman'" style:font-adornments="Regular"/>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sans" svg:font-family="Lucidasans" style:font-pitch="variable"/>
    <style:font-face style:name="Thorndale" svg:font-family="Thorndale"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Contributors" style:family="table">
      <style:table-properties style:width="6.25in" table:align="margins"/>
    </style:style>
    <style:style style:name="Contributors.A" style:family="table-column">
      <style:table-column-properties style:column-width="1.5618in" style:rel-column-width="2159*"/>
    </style:style>
    <style:style style:name="Contributors.B" style:family="table-column">
      <style:table-column-properties style:column-width="1.6222in" style:rel-column-width="2243*"/>
    </style:style>
    <style:style style:name="Contributors.C" style:family="table-column">
      <style:table-column-properties style:column-width="2.0319in" style:rel-column-width="2809*"/>
    </style:style>
    <style:style style:name="Contributors.D" style:family="table-column">
      <style:table-column-properties style:column-width="1.0319in" style:rel-column-width="1427*"/>
    </style:style>
    <style:style style:name="Contributors.A1" style:family="table-cell">
      <style:table-cell-properties fo:padding="0.0382in" fo:border-left="0.0007in solid #000000" fo:border-right="none" fo:border-top="0.0007in solid #000000" fo:border-bottom="0.0007in solid #000000"/>
    </style:style>
    <style:style style:name="Contributors.D1" style:family="table-cell">
      <style:table-cell-properties fo:padding="0.0382in" fo:border="0.0007in solid #000000"/>
    </style:style>
    <style:style style:name="Contributors.A2" style:family="table-cell">
      <style:table-cell-properties style:vertical-align="middle" fo:padding="0.0382in" fo:border-left="0.0007in solid #000000" fo:border-right="none" fo:border-top="none" fo:border-bottom="0.0007in solid #000000"/>
    </style:style>
    <style:style style:name="Contributors.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_5f_Title_20_-_20_Book" style:master-page-name="Title_20_Page">
      <style:text-properties fo:font-size="10pt" style:font-size-asian="10pt" style:font-size-complex="10pt"/>
    </style:style>
    <style:style style:name="P2" style:family="paragraph" style:parent-style-name="Thanks_20_Headings">
      <style:paragraph-properties fo:break-before="page"/>
    </style:style>
    <style:style style:name="P3" style:family="paragraph" style:parent-style-name="Table_20_Contents">
      <style:text-properties fo:font-size="10pt"/>
    </style:style>
    <style:style style:name="P4" style:family="paragraph" style:parent-style-name="Table_20_Contents">
      <style:paragraph-properties fo:text-align="center" style:justify-single-word="false"/>
      <style:text-properties fo:font-size="10pt"/>
    </style:style>
    <style:style style:name="P5" style:family="paragraph" style:parent-style-name="Contents_20_Heading" style:master-page-name="TOC_20_-_20_First_20_Page">
      <style:paragraph-properties style:page-number="1"/>
    </style:style>
    <style:style style:name="P6" style:family="paragraph" style:parent-style-name="Contents_20_1">
      <style:paragraph-properties>
        <style:tab-stops>
          <style:tab-stop style:position="6.25in" style:type="right" style:leader-style="dotted" style:leader-text="."/>
        </style:tab-stops>
      </style:paragraph-properties>
    </style:style>
    <style:style style:name="P7" style:family="paragraph" style:parent-style-name="Contents_20_2">
      <style:paragraph-properties>
        <style:tab-stops>
          <style:tab-stop style:position="6.0535in" style:type="right" style:leader-style="dotted" style:leader-text="."/>
        </style:tab-stops>
      </style:paragraph-properties>
    </style:style>
    <style:style style:name="P8" style:family="paragraph" style:parent-style-name="Table_20_index_20_1">
      <style:paragraph-properties>
        <style:tab-stops>
          <style:tab-stop style:position="6.25in" style:type="right" style:leader-style="dotted" style:leader-text="."/>
        </style:tab-stops>
      </style:paragraph-properties>
    </style:style>
    <style:style style:name="P9" style:family="paragraph" style:parent-style-name="Heading_20_1" style:master-page-name="Chapter_20_-_20_First_20_Page">
      <style:paragraph-properties style:page-number="1"/>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10pt" fo:language="en" fo:country="US" style:font-size-asian="10pt" style:font-size-complex="10pt"/>
    </style:style>
    <style:style style:name="P12" style:family="paragraph"/>
    <style:style style:name="P13" style:family="paragraph" style:parent-style-name="_5f_listing_20_caption">
      <style:paragraph-properties fo:margin-top="0.1665in" fo:margin-bottom="0in" fo:hyphenation-ladder-count="no-limit" style:text-autospace="none" style:writing-mode="lr-tb">
        <style:tab-stops>
          <style:tab-stop style:position="0.25in"/>
          <style:tab-stop style:position="0.5in"/>
          <style:tab-stop style:position="0.75in"/>
        </style:tab-stops>
      </style:paragraph-properties>
      <style:text-properties fo:hyphenate="false" fo:hyphenation-remain-char-count="2" fo:hyphenation-push-char-count="2"/>
    </style:style>
    <style:style style:name="P14" style:family="paragraph" style:parent-style-name="_5f_listing_20_caption">
      <style:paragraph-properties fo:margin-top="0.1665in" fo:margin-bottom="0in" fo:hyphenation-ladder-count="no-limit" style:text-autospace="none" style:writing-mode="lr-tb">
        <style:tab-stops>
          <style:tab-stop style:position="0.25in"/>
          <style:tab-stop style:position="0.5in"/>
          <style:tab-stop style:position="0.75in"/>
        </style:tab-stops>
      </style:paragraph-properties>
      <style:text-properties fo:font-size="10pt" style:font-size-asian="10pt" style:font-size-complex="10pt" fo:hyphenate="false" fo:hyphenation-remain-char-count="2" fo:hyphenation-push-char-count="2"/>
    </style:style>
    <style:style style:name="P15" style:family="paragraph" style:parent-style-name="Heading_20_1">
      <style:text-properties fo:font-size="10pt" style:font-size-asian="10pt" style:font-size-complex="10pt"/>
    </style:style>
    <style:style style:name="P16" style:family="paragraph" style:parent-style-name="Text_20_body">
      <style:text-properties fo:language="en" fo:country="US"/>
    </style:style>
    <style:style style:name="P17" style:family="paragraph" style:parent-style-name="_5f_listing_20_caption">
      <style:paragraph-properties fo:margin-top="0.1665in" fo:margin-bottom="0in" fo:hyphenation-ladder-count="no-limit" style:text-autospace="none" style:writing-mode="lr-tb">
        <style:tab-stops>
          <style:tab-stop style:position="0.25in"/>
          <style:tab-stop style:position="0.5in"/>
          <style:tab-stop style:position="0.75in"/>
        </style:tab-stops>
      </style:paragraph-properties>
      <style:text-properties fo:font-size="10pt" fo:language="en" fo:country="US" style:font-size-asian="10pt" style:font-size-complex="10pt" fo:hyphenate="false" fo:hyphenation-remain-char-count="2" fo:hyphenation-push-char-count="2"/>
    </style:style>
    <style:style style:name="P18" style:family="paragraph" style:parent-style-name="Standard">
      <style:text-properties fo:language="en" fo:country="US"/>
    </style:style>
    <style:style style:name="T1" style:family="text">
      <style:text-properties fo:language="en" fo:country="US"/>
    </style:style>
    <style:style style:name="T2" style:family="text">
      <style:text-properties fo:font-size="10pt"/>
    </style:style>
    <style:style style:name="T3" style:family="text">
      <style:text-properties fo:language="en" fo:country="US"/>
    </style:style>
    <style:style style:name="T4" style:family="text">
      <style:text-properties style:use-window-font-color="true" style:font-name="Arial3" fo:font-size="12pt" fo:language="en" fo:country="US" fo:font-style="italic" fo:font-weight="bold" style:font-name-asian="Bitstream Vera Sans" style:font-size-asian="12pt" style:language-asian="none" style:country-asian="none" style:font-style-asian="italic" style:font-weight-asian="bold" style:font-name-complex="Lucidasans" style:font-size-complex="12pt" style:font-weight-complex="bold"/>
    </style:style>
    <style:style style:name="T5" style:family="text">
      <style:text-properties style:use-window-font-color="true" style:font-name="Arial3" fo:font-size="12pt" fo:language="en" fo:country="US" fo:font-style="italic" fo:font-weight="normal" style:font-name-asian="Bitstream Vera Sans" style:font-size-asian="12pt" style:language-asian="none" style:country-asian="none" style:font-style-asian="italic" style:font-name-complex="Lucidasans" style:font-size-complex="12pt"/>
    </style:style>
    <style:style style:name="T6" style:family="text">
      <style:text-properties style:use-window-font-color="true" style:font-name="Arial3" fo:font-size="12pt" fo:font-style="italic" fo:font-weight="bold" style:font-name-asian="Bitstream Vera Sans" style:font-size-asian="12pt" style:language-asian="none" style:country-asian="none" style:font-style-asian="italic" style:font-weight-asian="bold" style:font-name-complex="Lucidasans" style:font-size-complex="12pt" style:font-weight-complex="bold"/>
    </style:style>
    <style:style style:name="T7" style:family="text">
      <style:text-properties style:use-window-font-color="true" style:font-name="Arial3" fo:font-size="12pt" fo:font-style="italic" fo:font-weight="normal" style:font-name-asian="Bitstream Vera Sans" style:font-size-asian="12pt" style:language-asian="none" style:country-asian="none" style:font-style-asian="italic" style:font-name-complex="Lucidasans" style:font-size-complex="12pt"/>
    </style:style>
    <style:style style:name="Sect1" style:family="section">
      <style:section-properties style:editable="false">
        <style:columns fo:column-count="0" fo:column-gap="0in"/>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number:time-style style:name="N5043" number:language="en" number:country="US">
      <number:hours number:style="long"/>
      <number:text>:</number:text>
      <number:minutes number:style="long"/>
      <number:text>:</number:text>
      <number:seconds number:style="long"/>
      <number:text> </number:text>
      <number:am-pm/>
    </number:time-style>
    <number:date-style style:name="N5079" number:language="en" number:country="US"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Font Details"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itonyakFonts.FontInfo.FontInfoToCalc?language=Basic&amp;location=document"/>
            </office:event-listeners>
          </form:button>
          <form:button form:name="PushButton" form:control-implementation="ooo:com.sun.star.form.component.CommandButton" form:id="control2" form:label="Font Summary"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itonyakFonts.FontInfo.FontSummaryDocument?language=Basic&amp;location=document"/>
            </office:event-listeners>
          </form:button>
          <form:button form:name="PushButton" form:control-implementation="ooo:com.sun.star.form.component.CommandButton" form:id="control3" form:label="Font Chars" office:target-frame="" xlink:href="" form:image-data="" form:delay-for-repeat="PT0.50S" form:image-position="top" form:image-alig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itonyakFonts.FontInfo.FontCharacterDocument?language=Basic&amp;location=document"/>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 text:display-outline-level="0" text:name="Figure"/>
      </text:sequence-decls>
      <text:p text:style-name="P1"/>
      <text:p text:style-name="_5f_Title_20_-_20_Book">Useful Font Information</text:p>
      <text:p text:style-name="_5f_Title_20_-_20_Book">For OpenOffice</text:p>
      <text:p text:style-name="_5f_Title_20_-_20_Book">By</text:p>
      <text:p text:style-name="_5f_Title_20_-_20_Book">Andrew Pitonyak</text:p>
      <text:p text:style-name="_5f_Title_20_-_20_Book"/>
      <text:p text:style-name="_5f_Title_20_-_20_Book"/>
      <text:p text:style-name="_5f_Title_20_-_20_Book"/>
      <text:p text:style-name="_5f_Title_20_-_20_Book"/>
      <text:p text:style-name="_5f_Text_20_body.Paragraph">Last Modified</text:p>
      <text:p text:style-name="_5f_Text_20_body.Paragraph"><text:modification-date style:data-style-name="N5079">Thursday, March 10, 2005</text:modification-date> at <text:modification-time style:data-style-name="N5043">04:39:41 PM</text:modification-time></text:p>
      <text:p text:style-name="_5f_Text_20_body.Paragraph"/>
      <text:p text:style-name="P2">Public Documentation License Notice</text:p>
      <text:p text:style-name="_5f_Text_20_body.Paragraph">The contents of this Documentation are subject to the Public Documentation License Version 1.0 (the "License"); you may only use this Documentation if you comply with the terms of this License. </text:p>
      <text:p text:style-name="_5f_Text_20_body.Paragraph"/>
      <text:p text:style-name="_5f_Text_20_body.Paragraph">A copy of the License is available at <text:a xlink:type="simple" xlink:href="http://www.openoffice.org/licenses/pdl.pdf">http://www.openoffice.org/licenses/pdl.pdf</text:a> </text:p>
      <text:p text:style-name="_5f_Text_20_body.Paragraph"><text:s/></text:p>
      <text:p text:style-name="_5f_Text_20_body.Paragraph">The Original Documentation is <text:a xlink:type="simple" xlink:href="http://www.pitonyak.org/AndrewMacro.sxw">http://</text:a><text:a xlink:type="simple" xlink:href="http://www.pitonyak.org/AndrewMacro.sxw"><text:span text:style-name="T1">www.pitonyak.org</text:span></text:a><text:a xlink:type="simple" xlink:href="http://www.pitonyak.org/AndrewMacro.sxw">/AndrewFontMacro.odt</text:a> </text:p>
      <text:p text:style-name="_5f_Text_20_body.Paragraph"/>
      <table:table table:name="Contributors" table:style-name="Contributors">
        <table:table-column table:style-name="Contributors.A"/>
        <table:table-column table:style-name="Contributors.B"/>
        <table:table-column table:style-name="Contributors.C"/>
        <table:table-column table:style-name="Contributors.D"/>
        <table:table-header-rows>
          <table:table-row>
            <table:table-cell table:style-name="Contributors.A1" office:value-type="string">
              <text:p text:style-name="_5f_table_5f_header">Contribution</text:p>
            </table:table-cell>
            <table:table-cell table:style-name="Contributors.A1" office:value-type="string">
              <text:p text:style-name="_5f_table_5f_header">Contributor</text:p>
            </table:table-cell>
            <table:table-cell table:style-name="Contributors.A1" office:value-type="string">
              <text:p text:style-name="_5f_table_5f_header">Contact</text:p>
            </table:table-cell>
            <table:table-cell table:style-name="Contributors.D1" office:value-type="string">
              <text:p text:style-name="_5f_table_5f_header">Copyright</text:p>
            </table:table-cell>
          </table:table-row>
        </table:table-header-rows>
        <table:table-row>
          <table:table-cell table:style-name="Contributors.A2" office:value-type="string">
            <text:p text:style-name="P3">Original author</text:p>
          </table:table-cell>
          <table:table-cell table:style-name="Contributors.A2" office:value-type="string">
            <text:p text:style-name="P3">Andrew Pitonyak</text:p>
          </table:table-cell>
          <table:table-cell table:style-name="Contributors.A2" office:value-type="string">
            <text:p text:style-name="Table_20_Contents"><text:a xlink:type="simple" xlink:href="mailto:andrew@pitonyak.org">andrew@pitonyak.org</text:a><text:span text:style-name="T2"> </text:span><text:s/></text:p>
          </table:table-cell>
          <table:table-cell table:style-name="Contributors.D2" office:value-type="string">
            <text:p text:style-name="P4">2005</text:p>
          </table:table-cell>
        </table:table-row>
      </table:table>
      <text:p text:style-name="_5f_Text_20_body.Paragraph"/>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link-start/>
            <text:index-entry-text/>
            <text:index-entry-link-end/>
            <text:index-entry-tab-stop style:type="right" style:leader-char="."/>
            <text:index-entry-page-number/>
          </text:table-of-content-entry-template>
          <text:table-of-content-entry-template text:outline-level="4" text:style-name="Contents_5f_20_5f_4">
            <text:index-entry-chapter/>
            <text:index-entry-link-start/>
            <text:index-entry-text/>
            <text:index-entry-link-end/>
            <text:index-entry-tab-stop style:type="right" style:leader-char="."/>
            <text:index-entry-page-number/>
          </text:table-of-content-entry-template>
          <text:table-of-content-entry-template text:outline-level="5" text:style-name="Contents_5f_20_5f_5">
            <text:index-entry-chapter/>
            <text:index-entry-link-start/>
            <text:index-entry-text/>
            <text:index-entry-link-end/>
            <text:index-entry-tab-stop style:type="right" style:leader-char="."/>
            <text:index-entry-page-number/>
          </text:table-of-content-entry-template>
          <text:table-of-content-entry-template text:outline-level="6" text:style-name="Contents_5f_20_5f_6">
            <text:index-entry-chapter/>
            <text:index-entry-link-start/>
            <text:index-entry-text/>
            <text:index-entry-link-end/>
            <text:index-entry-tab-stop style:type="right" style:leader-char="."/>
            <text:index-entry-page-number/>
          </text:table-of-content-entry-template>
          <text:table-of-content-entry-template text:outline-level="7" text:style-name="Contents_5f_20_5f_7">
            <text:index-entry-chapter/>
            <text:index-entry-link-start/>
            <text:index-entry-text/>
            <text:index-entry-link-end/>
            <text:index-entry-tab-stop style:type="right" style:leader-char="."/>
            <text:index-entry-page-number/>
          </text:table-of-content-entry-template>
          <text:table-of-content-entry-template text:outline-level="8" text:style-name="Contents_5f_20_5f_8">
            <text:index-entry-chapter/>
            <text:index-entry-link-start/>
            <text:index-entry-text/>
            <text:index-entry-link-end/>
            <text:index-entry-tab-stop style:type="right" style:leader-char="."/>
            <text:index-entry-page-number/>
          </text:table-of-content-entry-template>
          <text:table-of-content-entry-template text:outline-level="9" text:style-name="Contents_5f_20_5f_9">
            <text:index-entry-chapter/>
            <text:index-entry-link-start/>
            <text:index-entry-text/>
            <text:index-entry-link-end/>
            <text:index-entry-tab-stop style:type="right" style:leader-char="."/>
            <text:index-entry-page-number/>
          </text:table-of-content-entry-template>
          <text:table-of-content-entry-template text:outline-level="10" text:style-name="Contents_5f_20_5f_10">
            <text:index-entry-chapter/>
            <text:index-entry-link-start/>
            <text:index-entry-text/>
            <text:index-entry-link-end/>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1 <text:a xlink:type="simple" xlink:href="#1.Font descriptors|outline">Font descriptors</text:a><text:tab/>1</text:p>
          <text:p text:style-name="P6">2 <text:a xlink:type="simple" xlink:href="#2.Formatted font summary|outline">Formatted font summary</text:a><text:tab/>2</text:p>
          <text:p text:style-name="P6">3 <text:a xlink:type="simple" xlink:href="#3.Font characters|outline">Font characters</text:a><text:tab/>3</text:p>
          <text:p text:style-name="P6">4 <text:a xlink:type="simple" xlink:href="#4.Sorting the font descriptors|outline">Sorting the font descriptors</text:a><text:tab/>5</text:p>
          <text:p text:style-name="P6">5 <text:a xlink:type="simple" xlink:href="#5.Utility functions|outline">Utility functions</text:a><text:tab/>6</text:p>
          <text:p text:style-name="P7">5.1 <text:a xlink:type="simple" xlink:href="#5.1.Add a “Table” caption field (SetExpression).|outline">Add a “Table” caption field (SetExpression).</text:a><text:tab/>6</text:p>
          <text:p text:style-name="P7">5.2 <text:a xlink:type="simple" xlink:href="#5.2.Find a number style|outline">Find a number style</text:a><text:tab/>7</text:p>
          <text:p text:style-name="P7">5.3 <text:a xlink:type="simple" xlink:href="#5.3.convert constant group values to text|outline">convert constant group values to text</text:a><text:tab/>7</text:p>
        </text:index-body>
      </text:table-of-content>
      <text:p text:style-name="_5f_Text_20_body.Paragraph"/>
      <text:p text:style-name="_5f_Text_20_body.Paragraph"/>
      <text:table-index text:style-name="Sect1" text:name="Index of Tables1">
        <text:table-index-source text:caption-sequence-name="Listing" text:caption-sequence-format="text">
          <text:index-title-template text:style-name="Table_20_index_20_heading">Index of Listing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Listings</text:p>
          </text:index-title>
          <text:p text:style-name="P8">Listing 1. Write the font descriptors into a Calc document.<text:tab/>1</text:p>
          <text:p text:style-name="P8">Listing 2. Write the font descriptors into a Calc document.<text:tab/>3</text:p>
          <text:p text:style-name="P8">Listing 3. Write fonts into tables.<text:tab/>4</text:p>
          <text:p text:style-name="P8">Listing 4. Return a sorted list of font descriptors.<text:tab/>5</text:p>
          <text:p text:style-name="P8">Listing 5. Insert a SetExpression text field, used to index table entries.<text:tab/>6</text:p>
          <text:p text:style-name="P8">Listing 6. Find a number format style, create it if required.<text:tab/>7</text:p>
          <text:p text:style-name="P8">Listing 7. Find a number format style, create it if required.<text:tab/>7</text:p>
          <text:p text:style-name="P8">Listing 8. Safely index an array to convert a constant to text.<text:tab/>8</text:p>
          <text:p text:style-name="P8">Listing 9. Replace an entire column of constants with text.<text:tab/>8</text:p>
        </text:index-body>
      </text:table-index>
      <text:p text:style-name="_5f_Text_20_body.Paragraph"/>
      <text:p text:style-name="_5f_Text_20_body.Paragraph"/>
      <text:p text:style-name="_5f_Text_20_body.Paragraph"/>
      <text:p text:style-name="_5f_Text_20_body.Paragraph"/>
      <text:p text:style-name="_5f_Text_20_body.Paragraph"/>
      <text:h text:style-name="P9" text:outline-level="1">Font des<text:span text:style-name="T3">criptors</text:span></text:h>
      <text:p text:style-name="P10">While writing, it is common to use special formatting such as bold, and italic. Bold text is darker, and italic font is typically slanted roughly 12 degrees to the right. Although a program, such as Ope<text:span text:style-name="T3">nOffice.org, can automatically apply these changes to a font, it is typical for a font designer to provide specialized versions of the font that are optimized for specific formatting. A font that is simply skewed to the right is called oblique. A specially designed italic font typically changes the serrifs, especially on lower case letters such as i, and the font generally has a freer look.</text:span></text:p>
      <text:p text:style-name="P11"/>
      <text:p text:style-name="P11">On my Linux system at home, OpenOffice.org has six version of the “Bitstream Vera Sans Mono”; the variations include normal, italic, oblique, bold, bold-italic, and bold-oblique. In other words, there is a special version specially for each of the six combinations, even for bold. My Windows computer supports more fonts, but only has four versions of “Bitstream Vera Sans Mone”; the two italic versions are missing.</text:p>
      <text:p text:style-name="P10"/>
      <text:p text:style-name="P10">I wrote a macro that enumerates the fonts and writes the font descriptor into a Calc document (see <text:sequence-ref text:reference-format="category-and-value" text:ref-name="refListing0">Listing 1</text:sequence-ref>). The “Font Details” button will create the Calc document with a description of all of the fonts.</text:p>
      <text:p text:style-name="P10"/>
      <text:p text:style-name="P10">I print the first and last printable cha<text:span text:style-name="T3">racter, and the font slant. On my Windows computer using the OOo version 2.0 beta, the values are 32, 65533, an 0 for every font.</text:span></text:p>
      <text:p text:style-name="P10"/>
      <text:p text:style-name="P10"><draw:control text:anchor-type="as-char" svg:y="-0.3862in" draw:z-index="0" draw:style-name="gr1" draw:text-style-name="P12" svg:width="1.3059in" svg:height="0.3815in" draw:control="control1"/></text:p>
      <text:p text:style-name="P10"/>
      <text:p text:style-name="P13"><text:span text:style-name="T4">Listing </text:span><text:span text:style-name="T4"><text:sequence text:ref-name="refListing0" text:name="Listing" text:formula="ooow:Listing + 1" style:num-format="1">1</text:sequence></text:span><text:span text:style-name="T4">.</text:span><text:span text:style-name="T5"> Write the font descriptors into a Calc document.</text:span></text:p>
      <text:p text:style-name="_5f_code_20_first_20_line">Sub FontInfoToCalc()</text:p>
      <text:p text:style-name="_5f_code"><text:s text:c="2"/>Dim sNewUrl$ <text:s text:c="8"/>'URL required to create anew Calc document.</text:p>
      <text:p text:style-name="_5f_code"><text:s text:c="2"/>Dim oDoc <text:s text:c="12"/>'Newly created Calc document.</text:p>
      <text:p text:style-name="_5f_code"><text:s text:c="2"/>Dim oFonts() <text:s text:c="8"/>'Array of font descriptors supported by OOo.</text:p>
      <text:p text:style-name="_5f_code"><text:s text:c="2"/>Dim oFontFamily() <text:s text:c="3"/>'com.sun.star.awt.FontFamily constant group strings.</text:p>
      <text:p text:style-name="_5f_code"><text:s text:c="2"/>Dim oCharSet() <text:s text:c="6"/>'com.sun.star.awt.CharSet constant group strings.</text:p>
      <text:p text:style-name="_5f_code"><text:s text:c="2"/>Dim oFontPitch() <text:s text:c="4"/>'com.sun.star.awt.FontPitch constant group strings.</text:p>
      <text:p text:style-name="_5f_code"><text:s text:c="2"/>Dim oFontSlant() <text:s text:c="4"/>'com.sun.star.awt.FontSlant constant group strings.</text:p>
      <text:p text:style-name="_5f_code"><text:s text:c="2"/>Dim oFontUnderline() 'com.sun.star.awt.FontUnderline constant group strings.</text:p>
      <text:p text:style-name="_5f_code"><text:s text:c="2"/>Dim oFontStrikeout() 'com.sun.star.awt.FontStrikeout constant group strings.</text:p>
      <text:p text:style-name="_5f_code"><text:s text:c="2"/>Dim i As Long <text:s text:c="7"/>'General index variable.</text:p>
      <text:p text:style-name="_5f_code"><text:s text:c="2"/>Dim oData() <text:s text:c="9"/>'Data to store in the Calc document using setDataArray().</text:p>
      <text:p text:style-name="_5f_code"><text:s text:c="2"/>Dim x <text:s text:c="15"/>'Single font descriptor.</text:p>
      <text:p text:style-name="_5f_code"><text:s text:c="2"/>Dim oMetric <text:s text:c="9"/>'Individual font metric.</text:p>
      <text:p text:style-name="_5f_code"><text:s text:c="2"/>Dim oWindow <text:s text:c="9"/>'Container window AWT XDevice interface.</text:p>
      <text:p text:style-name="_5f_code"/>
      <text:p text:style-name="_5f_code"><text:s text:c="2"/>REM Create a new Calc document and obtain the supported font descriptors.</text:p>
      <text:p text:style-name="_5f_code"><text:s text:c="2"/>sNewUrl <text:s/>= "private:factory/scalc"</text:p>
      <text:p text:style-name="_5f_code"><text:s text:c="2"/>oDoc <text:s text:c="4"/>= StarDesktop.loadComponentFromURL(sNewUrl,"_blank", 0, Array())</text:p>
      <text:p text:style-name="_5f_code"><text:s text:c="2"/>oFonts() = SortedFontDescriptors(oDoc, True)</text:p>
      <text:p text:style-name="_5f_code"><text:s text:c="2"/>oWindow <text:s/>= oDoc.getCurrentController().getFrame().getContainerWindow()</text:p>
      <text:p text:style-name="_5f_code"/>
      <text:p text:style-name="_5f_code"><text:s text:c="2"/>REM Initialize the oData(0) array with appropriate header values.</text:p>
      <text:p text:style-name="_5f_code"><text:s text:c="2"/>oData() <text:s/>= DimArray(UBound(oFonts()) + 1)</text:p>
      <text:p text:style-name="_5f_code"><text:s text:c="2"/>oData(0) = Array("Name", "StyleName", "Family", "CharSet", "Type", _</text:p>
      <text:p text:style-name="_5f_code"><text:s text:c="7"/>"CharacterWidth", "Width", "Pitch", "Height", "Kerning", _</text:p>
      <text:p text:style-name="_5f_code"><text:s text:c="7"/>"Orientation", "Slant", "Strikeout", "Weight", "Underline", _</text:p>
      <text:p text:style-name="_5f_code"><text:s text:c="7"/>"WordLineMode", "First Char", "Last Char", "Slant Degrees")</text:p>
      <text:p text:style-name="_5f_code"><text:s text:c="2"/>Inspect(oWindow.getFont(oFonts(0)).getFontMetric())</text:p>
      <text:p text:style-name="_5f_code"/>
      <text:p text:style-name="_5f_code"><text:s text:c="2"/>REM Get data for each font descriptor.</text:p>
      <text:p text:style-name="_5f_code"><text:s text:c="2"/>REM by converting the data to a string using CStr, a new string instance</text:p>
      <text:p text:style-name="_5f_code"><text:s text:c="2"/>REM is returned. If I do not do this, then there are errors in SafeArray().</text:p>
      <text:p text:style-name="_5f_code"><text:s text:c="2"/>REM Also, False is not valid for use in setDataArray(), but a string is.</text:p>
      <text:p text:style-name="_5f_code"><text:s text:c="2"/>For i = 0 To UBound(oFonts())</text:p>
      <text:p text:style-name="_5f_code"><text:s text:c="4"/>x = oFonts(i)</text:p>
      <text:p text:style-name="_5f_code"><text:s text:c="4"/>oMetric = oWindow.getFont(x).getFontMetric()</text:p>
      <text:p text:style-name="_5f_code"><text:s text:c="4"/>oData(i+1) = Array( <text:s text:c="6"/>CStr(x.Name), <text:s text:c="5"/>CStr(x.StyleName), _</text:p>
      <text:p text:style-name="_5f_code"><text:s text:c="6"/>CStr(x.Family), <text:s text:c="8"/>CStr(x.CharSet), <text:s text:c="2"/>CStr(x.Type), _</text:p>
      <text:p text:style-name="_5f_code"><text:s text:c="6"/>CStr(x.CharacterWidth), CStr(x.Width), <text:s text:c="4"/>CStr(x.Pitch), _</text:p>
      <text:p text:style-name="_5f_code"><text:s text:c="6"/>CStr(x.Height), <text:s text:c="8"/>CStr(x.Kerning), <text:s text:c="2"/>CStr(x.Orientation), _</text:p>
      <text:p text:style-name="_5f_code"><text:s text:c="6"/>CStr(x.Slant), <text:s text:c="9"/>CStr(x.Strikeout), CStr(x.Weight), _</text:p>
      <text:p text:style-name="_5f_code"><text:s text:c="6"/>CStr(x.Underline), <text:s text:c="5"/>CStr(x.WordLineMode), _</text:p>
      <text:p text:style-name="_5f_code"><text:s text:c="6"/>ASC(CStr(oMetric.FirstChar)), <text:s/>ASC(CStr(oMetric.LastChar)), _</text:p>
      <text:p text:style-name="_5f_code"><text:s text:c="6"/>CStr(oMetric.Slant) )</text:p>
      <text:p text:style-name="_5f_code"><text:s text:c="2"/>Next</text:p>
      <text:p text:style-name="_5f_code"/>
      <text:p text:style-name="_5f_code"><text:s text:c="2"/>REM Initialize arrays with a text representation of the contant groups</text:p>
      <text:p text:style-name="_5f_code"><text:s text:c="2"/>REM used in the font descriptors.</text:p>
      <text:p text:style-name="_5f_code"><text:s text:c="2"/>oFontFamily() = Array("DONTKNOW", "DECORATIVE", "MODERN", _</text:p>
      <text:p text:style-name="_5f_code"><text:s text:c="24"/>"ROMAN", "SCRIPT", "SWISS", "SYSTEM")</text:p>
      <text:p text:style-name="_5f_code"/>
      <text:p text:style-name="_5f_code"><text:s text:c="2"/>oCharSet() = Array("DONTKNOW", "ANSI", "MAC", "IBMPC_437", _</text:p>
      <text:p text:style-name="_5f_code"><text:s text:c="15"/>"IBMPC_850", "IBMPC_860", "IBMPC_861", "IBMPC_863", _</text:p>
      <text:p text:style-name="_5f_code"><text:s text:c="15"/>"IBMPC_865", "SYSTEM", "SYMBOL")</text:p>
      <text:p text:style-name="_5f_code"/>
      <text:p text:style-name="_5f_code"><text:s text:c="2"/>oFontPitch() = Array("DONTKNOW", "FIXED", "VARIABLE")</text:p>
      <text:p text:style-name="_5f_code"/>
      <text:p text:style-name="_5f_code"/>
      <text:p text:style-name="_5f_code"><text:s text:c="2"/>oFontSlant() = Array("NONE", "OBLIQUE", "ITALIC", "DONTKNOW", _</text:p>
      <text:p text:style-name="_5f_code"><text:s text:c="23"/>"REVERSE_OBLIQUE", "REVERSE_ITALIC")</text:p>
      <text:p text:style-name="_5f_code"/>
      <text:p text:style-name="_5f_code"><text:s text:c="2"/>oFontUnderline() = Array("NONE", "SINGLE", "DOUBLE", "DOTTED", _</text:p>
      <text:p text:style-name="_5f_code"><text:s text:c="21"/>"DONTKNOW", "DASH", "LONGDASH", "DASHDOT", "DASHDOTDOT", _</text:p>
      <text:p text:style-name="_5f_code"><text:s text:c="21"/>"SMALLWAVE", "WAVE", "DOUBLEWAVE", "BOLD", "BOLDDOTTED", _</text:p>
      <text:p text:style-name="_5f_code"><text:s text:c="21"/>"BOLDDASH", "BOLDLONGDASH", "BOLDDASHDOT", _</text:p>
      <text:p text:style-name="_5f_code"><text:s text:c="21"/>"BOLDDASHDOTDOT", "BOLDWAVE")</text:p>
      <text:p text:style-name="_5f_code"/>
      <text:p text:style-name="_5f_code"><text:s text:c="2"/>oFontStrikeout() = Array("NONE", "SINGLE", "DOUBLE", "DONTKNOW", _</text:p>
      <text:p text:style-name="_5f_code"><text:s text:c="27"/>"BOLD", "SLASH", "X")</text:p>
      <text:p text:style-name="_5f_code"/>
      <text:p text:style-name="_5f_code"><text:s text:c="2"/>REM Convert the columns that use integers based on a constant group</text:p>
      <text:p text:style-name="_5f_code"><text:s text:c="2"/>REM to a string.</text:p>
      <text:p text:style-name="_5f_code"><text:s text:c="2"/>SafeArrayColumns(2, <text:s/>oData(), oFontFamily(), <text:s text:c="3"/>True)</text:p>
      <text:p text:style-name="_5f_code"><text:s text:c="2"/>SafeArrayColumns(3, <text:s/>oData(), oCharSet(), <text:s text:c="6"/>True)</text:p>
      <text:p text:style-name="_5f_code"><text:s text:c="2"/>SafeArrayColumns(7, <text:s/>oData(), oFontPitch(), <text:s text:c="4"/>True)</text:p>
      <text:p text:style-name="_5f_code"><text:s text:c="2"/>SafeArrayColumns(11, oData(), oFontSlant(), <text:s text:c="4"/>True)</text:p>
      <text:p text:style-name="_5f_code"><text:s text:c="2"/>SafeArrayColumns(12, oData(), oFontStrikeout(), True)</text:p>
      <text:p text:style-name="_5f_code"><text:s text:c="2"/>SafeArrayColumns(14, oData(), oFontUnderline(), True)</text:p>
      <text:p text:style-name="_5f_code"/>
      <text:p text:style-name="_5f_code"><text:s text:c="2"/>REM Store the data into the Calc document.</text:p>
      <text:p text:style-name="_5f_code"><text:s text:c="2"/>AppendDataToCalcDoc(oDoc, oData())</text:p>
      <text:p text:style-name="_5f_code_20_last_20_line">End Sub</text:p>
      <text:h text:style-name="Heading_20_1" text:outline-level="1">Formatted font summary</text:h>
      <text:p text:style-name="P10">To help in viewing the fonts supported by the current system, I wrote a macro that creates a summary sheet of the supported fonts (see <text:sequence-ref text:reference-format="category-and-value" text:ref-name="refListing1">Listing 2</text:sequence-ref>). Use this to obtain a summary of the supported fonts with an example of how the fonts are displayed.</text:p>
      <text:p text:style-name="P10"/>
      <text:p text:style-name="P10"><draw:control text:anchor-type="as-char" draw:z-index="1" draw:style-name="gr2" draw:text-style-name="P12" svg:width="1.3059in" svg:height="0.3815in" draw:control="control2"/></text:p>
      <text:p text:style-name="P10"/>
      <text:p text:style-name="P14"><text:span text:style-name="T4">Listing </text:span><text:span text:style-name="T4"><text:sequence text:ref-name="refListing1" text:name="Listing" text:formula="ooow:Listing + 1" style:num-format="1">2</text:sequence></text:span><text:span text:style-name="T4">.</text:span><text:span text:style-name="T5"> Write the font descriptors into a Calc document.</text:span></text:p>
      <text:p text:style-name="_5f_code_20_first_20_line">Sub FontSummary(oDoc)</text:p>
      <text:p text:style-name="_5f_code"><text:s text:c="2"/>Dim oFonts() <text:s text:c="4"/>'Array of awt FontDescriptor structures.</text:p>
      <text:p text:style-name="_5f_code"><text:s text:c="2"/>Dim sFontName$ <text:s text:c="2"/>'Name of one font.</text:p>
      <text:p text:style-name="_5f_code"><text:s text:c="2"/>Dim sLastFont$ <text:s text:c="2"/>'Last used font.</text:p>
      <text:p text:style-name="_5f_code"><text:s text:c="2"/>Dim oText <text:s text:c="7"/>'Document's primary text object.</text:p>
      <text:p text:style-name="_5f_code"><text:s text:c="2"/>Dim oCurs <text:s text:c="7"/>'Text cursor used to insert the text.</text:p>
      <text:p text:style-name="_5f_code"><text:s text:c="2"/>Dim nSaveHeight <text:s/>'Initial character height.</text:p>
      <text:p text:style-name="_5f_code"><text:s text:c="2"/>Dim sSaveFont$ <text:s text:c="2"/>'Initial font in effect.</text:p>
      <text:p text:style-name="_5f_code"><text:s text:c="2"/>Dim i% <text:s text:c="10"/>'General index variable.</text:p>
      <text:p text:style-name="_5f_code"><text:s text:c="2"/>Dim s$ <text:s text:c="10"/>'Contains the sample text that is displayed using the font.</text:p>
      <text:p text:style-name="_5f_code"/>
      <text:p text:style-name="_5f_code"><text:s text:c="2"/>s = "ABCDEFGHIJKLMNOPQRSTUVWXYZabcdefghijklmnopqrstuvwxyz0123456789"</text:p>
      <text:p text:style-name="_5f_code"><text:s text:c="2"/>oDoc.lockControllers()</text:p>
      <text:p text:style-name="_5f_code"><text:s text:c="2"/>On Error Goto EndLabel</text:p>
      <text:p text:style-name="_5f_code"><text:s text:c="2"/>oText <text:s text:c="3"/>= oDoc.getText()</text:p>
      <text:p text:style-name="_5f_code"><text:s text:c="2"/>oCurs <text:s text:c="3"/>= oText.createTextCursorByRange(oText.getEnd())</text:p>
      <text:p text:style-name="_5f_code"><text:s text:c="2"/>sSaveFont= oCurs.charFontName</text:p>
      <text:p text:style-name="_5f_code"><text:s text:c="2"/>oFonts() = SortedFontDescriptors(oDoc, False)</text:p>
      <text:p text:style-name="_5f_code"><text:s text:c="2"/>oText.insertControlCharacter(oCurs, _</text:p>
      <text:p text:style-name="_5f_code"><text:s text:c="7"/>com.sun.star.text.ControlCharacter.LINE_BREAK, False)</text:p>
      <text:p text:style-name="_5f_code"/>
      <text:p text:style-name="_5f_code"><text:s text:c="2"/>nSaveHeight = oCurs.CharHeight</text:p>
      <text:p text:style-name="_5f_code"><text:s text:c="2"/>oCurs.CharHeight = 10</text:p>
      <text:p text:style-name="_5f_code"/>
      <text:p text:style-name="_5f_code"><text:s text:c="2"/>REM for each font descriptor.</text:p>
      <text:p text:style-name="_5f_code"><text:s text:c="2"/>For i = LBound(oFonts()) to UBound(oFonts())</text:p>
      <text:p text:style-name="_5f_code"><text:s text:c="4"/>sFontName = oFonts(i).Name</text:p>
      <text:p text:style-name="_5f_code"><text:s text:c="4"/>If sFontName &lt;&gt; sLastFont Then</text:p>
      <text:p text:style-name="_5f_code"><text:s text:c="6"/>sLastFont = sFontName</text:p>
      <text:p text:style-name="_5f_code"/>
      <text:p text:style-name="_5f_code"><text:s text:c="6"/>oText.insertString(oCurs, sFontName &amp; ": ", FALSE)</text:p>
      <text:p text:style-name="_5f_code"><text:s text:c="6"/>oCurs.charFontName = sFontName</text:p>
      <text:p text:style-name="_5f_code"><text:s text:c="6"/>oText.insertString(oCurs, s, FALSE)</text:p>
      <text:p text:style-name="_5f_code"><text:s text:c="6"/>oCurs.charFontName = sSaveFont</text:p>
      <text:p text:style-name="_5f_code"><text:s text:c="6"/>oText.insertControlCharacter(oCurs, _</text:p>
      <text:p text:style-name="_5f_code"><text:s text:c="11"/>com.sun.star.text.ControlCharacter.LINE_BREAK, False)</text:p>
      <text:p text:style-name="_5f_code"><text:s text:c="6"/>oText.insertControlCharacter(oCurs, _</text:p>
      <text:p text:style-name="_5f_code"><text:s text:c="11"/>com.sun.star.text.ControlCharacter.LINE_BREAK, False)</text:p>
      <text:p text:style-name="_5f_code"><text:s text:c="4"/>End If</text:p>
      <text:p text:style-name="_5f_code"><text:s text:c="2"/>Next</text:p>
      <text:p text:style-name="_5f_code"><text:s text:c="2"/>oCurs.CharHeight = nSaveHeight</text:p>
      <text:p text:style-name="_5f_code"><text:s text:c="2"/>EndLabel:</text:p>
      <text:p text:style-name="_5f_code"><text:s text:c="2"/>oDoc.unlockControllers()</text:p>
      <text:p text:style-name="_5f_code_20_last_20_line">End Sub</text:p>
      <text:h text:style-name="P15" text:outline-level="1">Font characters</text:h>
      <text:p text:style-name="P10">I wanted to view the cha<text:span text:style-name="T3">racters supported by a specific font. The macro in </text:span><text:span text:style-name="T3"><text:sequence-ref text:reference-format="category-and-value" text:ref-name="refListing2">Listing 3</text:sequence-ref></text:span><text:span text:style-name="T3"> generates a table of the characters 32 through 255 for every font supported by the system. I could not figure out how to find the actual printable characters to limit the size of the tables and to see all of the data. This macro takes a while to run. On one Windows computer that I tried, the macro generated 67 pages of output.</text:span></text:p>
      <text:p text:style-name="P11"/>
      <text:p text:style-name="P11">The macro creates a paragraph style that keeps the table headings together with the tables below. </text:p>
      <text:p text:style-name="P10"/>
      <text:p text:style-name="P10"><draw:control text:anchor-type="as-char" svg:y="-0.3319in" draw:z-index="2" draw:style-name="gr1" draw:text-style-name="P12" svg:width="1.3059in" svg:height="0.3815in" draw:control="control3"/></text:p>
      <text:p text:style-name="P10"/>
      <text:p text:style-name="P14"><text:span text:style-name="T4">Listing </text:span><text:span text:style-name="T4"><text:sequence text:ref-name="refListing2" text:name="Listing" text:formula="ooow:Listing + 1" style:num-format="1">3</text:sequence></text:span><text:span text:style-name="T4">.</text:span><text:span text:style-name="T5"> Write fonts into tables.</text:span></text:p>
      <text:p text:style-name="_5f_code_20_first_20_line">Sub FontsInTable(oDoc)</text:p>
      <text:p text:style-name="_5f_code"><text:s text:c="2"/>Dim oFonts() <text:s text:c="4"/>'Array of awt FontDescriptor structures.</text:p>
      <text:p text:style-name="_5f_code"><text:s text:c="2"/>Dim i% <text:s text:c="10"/>'General index variable.</text:p>
      <text:p text:style-name="_5f_code"><text:s text:c="2"/>Dim nRow% <text:s text:c="7"/>'General index variable.</text:p>
      <text:p text:style-name="_5f_code"><text:s text:c="2"/>Dim nCol% <text:s text:c="7"/>'General index variable.</text:p>
      <text:p text:style-name="_5f_code"><text:s text:c="2"/>Dim sFontName$ <text:s text:c="2"/>'Name of one font.</text:p>
      <text:p text:style-name="_5f_code"><text:s text:c="2"/>Dim oText <text:s text:c="7"/>'Document text object, used to insert text objects.</text:p>
      <text:p text:style-name="_5f_code"><text:s text:c="2"/>Dim oCurs <text:s text:c="7"/>'Cursor used to insert text content.</text:p>
      <text:p text:style-name="_5f_code"><text:s text:c="2"/>Dim oTableCurs <text:s text:c="2"/>'Used to format cells in the inserted tables.</text:p>
      <text:p text:style-name="_5f_code"><text:s text:c="2"/>Dim sTData(16) <text:s text:c="2"/>'Data used to set populate the inserted tables.</text:p>
      <text:p text:style-name="_5f_code"><text:s text:c="2"/>Dim sChars(16) <text:s text:c="2"/>'Temporary used for individual rows added to sTData().</text:p>
      <text:p text:style-name="_5f_code"><text:s text:c="2"/>Dim x <text:s text:c="11"/>'Temporary utility variable.</text:p>
      <text:p text:style-name="_5f_code"><text:s text:c="2"/>Dim oTable <text:s text:c="6"/>'Table inserted into the document.</text:p>
      <text:p text:style-name="_5f_code"><text:s text:c="2"/>Dim oStyles <text:s text:c="5"/>'All of the paragraph styles. </text:p>
      <text:p text:style-name="_5f_code"><text:s text:c="2"/>Dim oStyle <text:s text:c="6"/>'The created paragraph style.</text:p>
      <text:p text:style-name="_5f_code"/>
      <text:p text:style-name="_5f_code"><text:s text:c="2"/>REM The visible characters are generally from 32 to 65533.</text:p>
      <text:p text:style-name="_5f_code"><text:s text:c="2"/>REM I do not know how to easily figure out which characters are supported,</text:p>
      <text:p text:style-name="_5f_code"><text:s text:c="2"/>REM so I will simply display the charcters from 32 to 255.</text:p>
      <text:p text:style-name="_5f_code"><text:s text:c="2"/>REM Start with the heading data.</text:p>
      <text:p text:style-name="_5f_code"><text:s text:c="2"/>sChars() = Array("", <text:s/>"0", "1", "2", "3", "4", "5", "6", "7", "8", "9", _</text:p>
      <text:p text:style-name="_5f_code"><text:s text:c="19"/>"A", "B", "C", "D", "E", "F")</text:p>
      <text:p text:style-name="_5f_code"><text:s text:c="2"/>sTData(0) = sChars()</text:p>
      <text:p text:style-name="_5f_code"/>
      <text:p text:style-name="_5f_code"><text:s text:c="2"/>REM I want the table listings to ALWAYS stay with the table below it.</text:p>
      <text:p text:style-name="_5f_code"><text:s text:c="2"/>REM Create a style for this. Also, set some space between the paragraph</text:p>
      <text:p text:style-name="_5f_code"><text:s text:c="2"/>REM and the table.</text:p>
      <text:p text:style-name="_5f_code"><text:s text:c="2"/>oStyles = oDoc.getStyleFamilies().getByName("ParagraphStyles")</text:p>
      <text:p text:style-name="_5f_code"><text:s text:c="2"/>If NOT oStyles.hasByName("_clisting") Then</text:p>
      <text:p text:style-name="_5f_code"><text:s text:c="4"/>oStyle = oDoc.createInstance("com.sun.star.style.ParagraphStyle")</text:p>
      <text:p text:style-name="_5f_code"><text:s text:c="4"/>oStyle.setParentStyle("Default")</text:p>
      <text:p text:style-name="_5f_code"><text:s text:c="4"/>oStyle.ParaKeepTogether = True</text:p>
      <text:p text:style-name="_5f_code"><text:s text:c="4"/>oStyle.ParaBottomMargin = 200</text:p>
      <text:p text:style-name="_5f_code"><text:s text:c="4"/>oStyles.insertByName("_clisting", oStyle)</text:p>
      <text:p text:style-name="_5f_code"><text:s text:c="2"/>End If</text:p>
      <text:p text:style-name="_5f_code"/>
      <text:p text:style-name="_5f_code"><text:s text:c="2"/>REM i contains the ASCII value for the character.</text:p>
      <text:p text:style-name="_5f_code"><text:s text:c="2"/>i = 0</text:p>
      <text:p text:style-name="_5f_code"><text:s text:c="2"/>For nRow = 1 To 16</text:p>
      <text:p text:style-name="_5f_code"><text:s text:c="4"/>x = DimArray(16)</text:p>
      <text:p text:style-name="_5f_code"><text:s text:c="4"/>x(0) = sChars(nRow)</text:p>
      <text:p text:style-name="_5f_code"><text:s text:c="4"/>For nCol = 1 To 16</text:p>
      <text:p text:style-name="_5f_code"><text:s text:c="6"/>If i &gt; 31 Then</text:p>
      <text:p text:style-name="_5f_code"><text:s text:c="8"/>x(nCol) = CHR$(i)</text:p>
      <text:p text:style-name="_5f_code"><text:s text:c="6"/>Else</text:p>
      <text:p text:style-name="_5f_code"><text:s text:c="8"/>x(nCol) = ""</text:p>
      <text:p text:style-name="_5f_code"><text:s text:c="6"/>End If</text:p>
      <text:p text:style-name="_5f_code"><text:s text:c="6"/>i = i + 1</text:p>
      <text:p text:style-name="_5f_code"><text:s text:c="4"/>Next</text:p>
      <text:p text:style-name="_5f_code"><text:s text:c="4"/>sTData(nRow) = x</text:p>
      <text:p text:style-name="_5f_code"><text:s text:c="2"/>Next</text:p>
      <text:p text:style-name="_5f_code"/>
      <text:p text:style-name="_5f_code"><text:s text:c="2"/>oDoc.lockControllers()</text:p>
      <text:p text:style-name="_5f_code"><text:s text:c="2"/>oText = oDoc.getText()</text:p>
      <text:p text:style-name="_5f_code"><text:s text:c="2"/>oCurs = oText.createTextCursorByRange(oText.getEnd())</text:p>
      <text:p text:style-name="_5f_code"><text:s text:c="2"/>oFonts() = SortedFontDescriptors(oDoc, False)</text:p>
      <text:p text:style-name="_5f_code"><text:s text:c="2"/>oText.insertControlCharacter(oCurs, _</text:p>
      <text:p text:style-name="_5f_code"><text:s text:c="7"/>com.sun.star.text.ControlCharacter.LINE_BREAK, False)</text:p>
      <text:p text:style-name="_5f_code"/>
      <text:p text:style-name="_5f_code"><text:s text:c="2"/>For i = LBound(oFonts()) to UBound(oFonts())</text:p>
      <text:p text:style-name="_5f_code"><text:s text:c="4"/>'If i &gt; 7 Then Exit For</text:p>
      <text:p text:style-name="_5f_code"><text:s text:c="4"/>REM We only obtained unique font names, so no need to check for that here.</text:p>
      <text:p text:style-name="_5f_code"><text:s text:c="4"/>sFontName = oFonts(i).Name</text:p>
      <text:p text:style-name="_5f_code"><text:s text:c="4"/>oCurs.CharWeight = com.sun.star.awt.FontWeight.BOLD</text:p>
      <text:p text:style-name="_5f_code"><text:s text:c="4"/>oText.insertString(oCurs, "Table ", FALSE)</text:p>
      <text:p text:style-name="_5f_code"><text:s text:c="4"/>Call AddTableExpressionField(oDoc, oCurs)</text:p>
      <text:p text:style-name="_5f_code"><text:s text:c="4"/>oText.insertString(oCurs, ".", FALSE)</text:p>
      <text:p text:style-name="_5f_code"><text:s text:c="4"/>oCurs.CharWeight = com.sun.star.awt.FontWeight.NORMAL</text:p>
      <text:p text:style-name="_5f_code"><text:s text:c="4"/>oText.insertString(oCurs, " Font: “" &amp; sFontName &amp; "”", FALSE)</text:p>
      <text:p text:style-name="_5f_code"/>
      <text:p text:style-name="_5f_code"><text:s text:c="4"/>oTable = oDoc.createInstance("com.sun.star.text.TextTable")</text:p>
      <text:p text:style-name="_5f_code"><text:s text:c="4"/>oTable.initialize(17, 17)</text:p>
      <text:p text:style-name="_5f_code"><text:s text:c="4"/>oText.insertTextContent(oCurs, oTable, False)</text:p>
      <text:p text:style-name="_5f_code"><text:s text:c="4"/>oText.insertControlCharacter(oCurs, _</text:p>
      <text:p text:style-name="_5f_code"><text:s text:c="9"/>com.sun.star.text.ControlCharacter.LINE_BREAK, False)</text:p>
      <text:p text:style-name="_5f_code"><text:s text:c="4"/>oTable.setDataArray(sTData())</text:p>
      <text:p text:style-name="_5f_code"><text:s text:c="4"/>oTableCurs = oTable.createCursorByCellName("A2")</text:p>
      <text:p text:style-name="_5f_code"><text:s text:c="4"/>oTableCurs.goRight(16, True)</text:p>
      <text:p text:style-name="_5f_code"><text:s text:c="4"/>oTableCurs.CharHeight = 10</text:p>
      <text:p text:style-name="_5f_code"><text:s text:c="4"/>oTableCurs.gotoCellByName("A2", False)</text:p>
      <text:p text:style-name="_5f_code"><text:s text:c="4"/>oTableCurs.goDown(15, True)</text:p>
      <text:p text:style-name="_5f_code"><text:s text:c="4"/>oTableCurs.CharHeight = 8</text:p>
      <text:p text:style-name="_5f_code"><text:s text:c="4"/>oTableCurs.CharWeight = com.sun.star.awt.FontWeight.BOLD</text:p>
      <text:p text:style-name="_5f_code"/>
      <text:p text:style-name="_5f_code"><text:s text:c="4"/>oTableCurs.gotoCellByName("B2", False)</text:p>
      <text:p text:style-name="_5f_code"><text:s text:c="4"/>oTableCurs.gotoEnd(True)</text:p>
      <text:p text:style-name="_5f_code"><text:s text:c="4"/>oTableCurs.CharHeight = 8</text:p>
      <text:p text:style-name="_5f_code"><text:s text:c="4"/>oTableCurs.CharFontName = sFontName</text:p>
      <text:p text:style-name="_5f_code"><text:s text:c="2"/>Next</text:p>
      <text:p text:style-name="_5f_code"/>
      <text:p text:style-name="_5f_code"><text:s text:c="2"/>Dim oDescriptor 'The search descriptor</text:p>
      <text:p text:style-name="_5f_code"><text:s text:c="2"/>Dim oFound 'The found range</text:p>
      <text:p text:style-name="_5f_code"><text:s text:c="2"/>Dim oFoundAll 'The found range</text:p>
      <text:p text:style-name="_5f_code"><text:s text:c="2"/>oDescriptor = oDoc.createSearchDescriptor()</text:p>
      <text:p text:style-name="_5f_code"><text:s text:c="2"/>oDescriptor.SearchString = "Table"</text:p>
      <text:p text:style-name="_5f_code"><text:s text:c="2"/>oDescriptor.SearchCaseSensitive = True</text:p>
      <text:p text:style-name="_5f_code"><text:s text:c="2"/>oDescriptor.SearchWords = True</text:p>
      <text:p text:style-name="_5f_code"><text:s text:c="2"/>oFoundAll = oDoc.findAll(oDescriptor)</text:p>
      <text:p text:style-name="_5f_code"><text:s text:c="2"/>For i = 0 to oFoundAll.getCount()-1</text:p>
      <text:p text:style-name="_5f_code"><text:s text:c="4"/>oFound = oFoundAll.getByIndex(i)</text:p>
      <text:p text:style-name="_5f_code"><text:s text:c="4"/>oFound.ParaStyleName = "_clisting"</text:p>
      <text:p text:style-name="_5f_code"><text:s text:c="4"/>If (i &gt; 0) AND (i MOD 2 = 0) Then</text:p>
      <text:p text:style-name="_5f_code"><text:s text:c="6"/>oFound.PageDescName = oFound.PageStyleName</text:p>
      <text:p text:style-name="_5f_code"><text:s text:c="4"/>End If</text:p>
      <text:p text:style-name="_5f_code"><text:s text:c="2"/>Next</text:p>
      <text:p text:style-name="_5f_code"/>
      <text:p text:style-name="_5f_code">TheEnd:</text:p>
      <text:p text:style-name="_5f_code"><text:s text:c="2"/>oDoc.unlockControllers()</text:p>
      <text:p text:style-name="_5f_code_20_last_20_line">End Sub</text:p>
      <text:h text:style-name="Heading_20_1" text:outline-level="1">Sorting the font des<text:span text:style-name="T3">criptors</text:span></text:h>
      <text:p text:style-name="P10">The macro in <text:sequence-ref text:reference-format="category-and-value" text:ref-name="refListing3">Listing 4</text:sequence-ref> demonstrates how to obtain the list of font des<text:span text:style-name="T3">criptors and then sort them.</text:span></text:p>
      <text:p text:style-name="P14"><text:span text:style-name="T4">Listing </text:span><text:span text:style-name="T4"><text:sequence text:ref-name="refListing3" text:name="Listing" text:formula="ooow:Listing + 1" style:num-format="1">4</text:sequence></text:span><text:span text:style-name="T4">.</text:span><text:span text:style-name="T5"> Return a sorted list of font descriptors.</text:span></text:p>
      <text:p text:style-name="_5f_code_20_first_20_line">Function SortedFontDescriptors(oDoc, bDuplicates As Boolean)</text:p>
      <text:p text:style-name="_5f_code"><text:s text:c="2"/>Dim oWindow <text:s text:c="9"/>'Container window AWT XDevice interface.</text:p>
      <text:p text:style-name="_5f_code"><text:s text:c="2"/>Dim oFonts() <text:s text:c="8"/>'Array of awt FontDescriptor structures.</text:p>
      <text:p text:style-name="_5f_code"><text:s text:c="2"/>Dim oFinalFonts() <text:s text:c="3"/>'Font descriptors to return.</text:p>
      <text:p text:style-name="_5f_code"><text:s text:c="2"/>Dim nIndex() As Long 'Indirect sorted index into.</text:p>
      <text:p text:style-name="_5f_code"><text:s text:c="2"/>Dim sName$ <text:s text:c="10"/>'Font name.</text:p>
      <text:p text:style-name="_5f_code"><text:s text:c="2"/>Dim i&amp; <text:s text:c="14"/>'General index variable.</text:p>
      <text:p text:style-name="_5f_code"><text:s text:c="2"/>Dim j&amp; <text:s text:c="14"/>'General index variable.</text:p>
      <text:p text:style-name="_5f_code"><text:s text:c="2"/>Dim n&amp; <text:s text:c="14"/>'General utility variable.</text:p>
      <text:p text:style-name="_5f_code"><text:s text:c="2"/>Dim k&amp; <text:s text:c="14"/>'General utility variable.</text:p>
      <text:p text:style-name="_5f_code"><text:s text:c="2"/>Dim bChanged As Boolean</text:p>
      <text:p text:style-name="_5f_code"/>
      <text:p text:style-name="_5f_code"><text:s text:c="2"/>oWindow <text:s/>= oDoc.getCurrentController().getFrame().getContainerWindow()</text:p>
      <text:p text:style-name="_5f_code"><text:s text:c="2"/>oFonts() = oWindow.getFontDescriptors()</text:p>
      <text:p text:style-name="_5f_code"><text:s text:c="2"/>ReDim nIndex(UBound(oFonts()))</text:p>
      <text:p text:style-name="_5f_code"><text:s text:c="2"/>n = UBound(oFonts())</text:p>
      <text:p text:style-name="_5f_code"><text:s text:c="2"/>REM First, obtain an index into the unique values.</text:p>
      <text:p text:style-name="_5f_code"><text:s text:c="2"/>For i = 0 to n</text:p>
      <text:p text:style-name="_5f_code"><text:s text:c="4"/>nIndex(i) = i</text:p>
      <text:p text:style-name="_5f_code"><text:s text:c="2"/>Next</text:p>
      <text:p text:style-name="_5f_code"/>
      <text:p text:style-name="_5f_code"><text:s text:c="2"/>REM Sort the data!</text:p>
      <text:p text:style-name="_5f_code"><text:s text:c="2"/>For i = 0 To n-1</text:p>
      <text:p text:style-name="_5f_code"><text:s text:c="4"/>bChanged = False</text:p>
      <text:p text:style-name="_5f_code"><text:s text:c="4"/>For j = 1 To n-i</text:p>
      <text:p text:style-name="_5f_code"><text:s text:c="6"/>If oFonts(nIndex(j-1)).Name &gt; oFonts(nIndex(j)).Name Then</text:p>
      <text:p text:style-name="_5f_code"><text:s text:c="8"/>k = nIndex(j-1)</text:p>
      <text:p text:style-name="_5f_code"><text:s text:c="8"/>nIndex(j-1) = nIndex(j)</text:p>
      <text:p text:style-name="_5f_code"><text:s text:c="8"/>nIndex(j) = k</text:p>
      <text:p text:style-name="_5f_code"><text:s text:c="8"/>bChanged = True</text:p>
      <text:p text:style-name="_5f_code"><text:s text:c="6"/>End If</text:p>
      <text:p text:style-name="_5f_code"><text:s text:c="4"/>Next</text:p>
      <text:p text:style-name="_5f_code"><text:s text:c="4"/>If NOT bChanged Then Exit For</text:p>
      <text:p text:style-name="_5f_code"><text:s text:c="2"/>Next</text:p>
      <text:p text:style-name="_5f_code"/>
      <text:p text:style-name="_5f_code"><text:s text:c="2"/>REM Copy the font descriptor.</text:p>
      <text:p text:style-name="_5f_code"><text:s text:c="2"/>sName = ""</text:p>
      <text:p text:style-name="_5f_code"><text:s text:c="2"/>oFinalFonts() = DimArray(n)</text:p>
      <text:p text:style-name="_5f_code"><text:s text:c="2"/>j = -1</text:p>
      <text:p text:style-name="_5f_code"><text:s text:c="2"/>For i = 0 To n</text:p>
      <text:p text:style-name="_5f_code"><text:s text:c="4"/>If bDuplicates OR (sName &lt;&gt; oFonts(nIndex(i)).Name) Then</text:p>
      <text:p text:style-name="_5f_code"><text:s text:c="6"/>j = j + 1</text:p>
      <text:p text:style-name="_5f_code"><text:s text:c="6"/>oFinalFonts(j) = oFonts(nIndex(i))</text:p>
      <text:p text:style-name="_5f_code"><text:s text:c="6"/>sName = oFinalFonts(j).Name</text:p>
      <text:p text:style-name="_5f_code"><text:s text:c="4"/>End If</text:p>
      <text:p text:style-name="_5f_code"><text:s text:c="2"/>Next</text:p>
      <text:p text:style-name="_5f_code"><text:s text:c="2"/>REM Bug alert, if I do NOT perform a ReDim Preserve, then the returned </text:p>
      <text:p text:style-name="_5f_code"><text:s text:c="2"/>REM value is Empty; even if the array does not change in size.</text:p>
      <text:p text:style-name="_5f_code"><text:s text:c="2"/>ReDim Preserve oFinalFonts(j)</text:p>
      <text:p text:style-name="_5f_code"><text:s text:c="2"/>SortedFontDescriptors = oFinalFonts()</text:p>
      <text:p text:style-name="_5f_code_20_last_20_line">End Function</text:p>
      <text:h text:style-name="Heading_20_1" text:outline-level="1">Utility functions</text:h>
      <text:p text:style-name="Standard">This section con<text:span text:style-name="T3">tains miscellaneous macros that are not directly related to obtaining font information.</text:span></text:p>
      <text:h text:style-name="Heading_20_2" text:outline-level="2">Add a “Table” caption <text:span text:style-name="T3">field (SetExpression).</text:span></text:h>
      <text:p text:style-name="P16">Notice that this document contains captions such as “Listing 4”. The macro in <text:sequence-ref text:reference-format="category-and-value" text:ref-name="refListing5">Listing 5</text:sequence-ref> creates and inserts a SetExpression text field that uses the “Table” master text field. <text:s/>You must set the number style to use. The number style is obtained from <text:sequence-ref text:reference-format="category-and-value" text:ref-name="refListing4">Listing 6</text:sequence-ref>.</text:p>
      <text:p text:style-name="P17"><text:span text:style-name="T6">Listing </text:span><text:span text:style-name="T6"><text:sequence text:ref-name="refListing5" text:name="Listing" text:formula="ooow:Listing + 1" style:num-format="1">5</text:sequence></text:span><text:span text:style-name="T6">.</text:span><text:span text:style-name="T7"> Insert a SetExpression text field, used to index table entries.</text:span></text:p>
      <text:p text:style-name="_5f_code_20_first_20_line">Sub AddTableExpressionField(oDoc, oCurs)</text:p>
      <text:p text:style-name="_5f_code"><text:s text:c="2"/>Dim oField <text:s text:c="11"/>' This is the SetExpression field that is inserted.</text:p>
      <text:p text:style-name="_5f_code"><text:s text:c="2"/>Dim oMasterField <text:s text:c="5"/>' The master field for the SetExpression field.</text:p>
      <text:p text:style-name="_5f_code"><text:s text:c="2"/>Dim sMasterFieldName$ ' This is the name of the master field.</text:p>
      <text:p text:style-name="_5f_code"><text:s text:c="2"/>Dim oText <text:s text:c="12"/>' The documents text object.</text:p>
      <text:p text:style-name="_5f_code"/>
      <text:p text:style-name="_5f_code"><text:s text:c="2"/>oField = oDoc.createInstance("com.sun.star.text.TextField.SetExpression")</text:p>
      <text:p text:style-name="_5f_code"><text:s text:c="2"/>oField.Content = "Table+1"</text:p>
      <text:p text:style-name="_5f_code"><text:s text:c="2"/>oField.NumberFormat = FindNumberStyle("#,##0.00", oDoc)</text:p>
      <text:p text:style-name="_5f_code"><text:s text:c="2"/>oField.NumberingType = com.sun.star.style.NumberingType.ARABIC</text:p>
      <text:p text:style-name="_5f_code"><text:s text:c="2"/>sMasterFieldName = "com.sun.star.text.FieldMaster.SetExpression.Table"</text:p>
      <text:p text:style-name="_5f_code"><text:s text:c="2"/>oMasterField = oDoc.getTextFieldMasters().getByName(sMasterFieldName)</text:p>
      <text:p text:style-name="_5f_code"><text:s text:c="2"/>oField.attachTextFieldMaster(oMasterField)</text:p>
      <text:p text:style-name="_5f_code"><text:s text:c="2"/>oText = oCurs.getText()</text:p>
      <text:p text:style-name="_5f_code"><text:s text:c="2"/>oText.insertTextContent(oCurs, oField, False)</text:p>
      <text:p text:style-name="_5f_code_20_last_20_line">End Sub</text:p>
      <text:h text:style-name="Heading_20_2" text:outline-level="2">Find a number style</text:h>
      <text:p text:style-name="Standard">The first argument is the string representation of the numeric for<text:span text:style-name="T3">mat. If the numeric format exists, then the corresponding key value is returned. If the format does not exist, then the numeric format is created and the key value is returned.</text:span></text:p>
      <text:p text:style-name="P14"><text:span text:style-name="T4">Listing </text:span><text:span text:style-name="T4"><text:sequence text:ref-name="refListing4" text:name="Listing" text:formula="ooow:Listing + 1" style:num-format="1">6</text:sequence></text:span><text:span text:style-name="T4">.</text:span><text:span text:style-name="T5"> Find a number format style, create it if required.</text:span></text:p>
      <text:p text:style-name="_5f_code_20_first_20_line">Function FindNumberStyle(sFormat$, Optional doc, Optional locale)</text:p>
      <text:p text:style-name="_5f_code"><text:s text:c="2"/>Dim oDoc <text:s text:c="6"/>'The document to use.</text:p>
      <text:p text:style-name="_5f_code"><text:s text:c="2"/>Dim oFormats <text:s text:c="2"/>'The numerical formats object.</text:p>
      <text:p text:style-name="_5f_code"><text:s text:c="2"/>Dim formatNum&amp; 'The key of the number format to use.</text:p>
      <text:p text:style-name="_5f_code"><text:s text:c="2"/>Dim aLocale As New com.sun.star.lang.Locale</text:p>
      <text:p text:style-name="_5f_code"/>
      <text:p text:style-name="_5f_code"><text:s text:c="2"/>oDoc = IIf(IsMissing(doc), ThisComponent, doc)</text:p>
      <text:p text:style-name="_5f_code"><text:s text:c="2"/>oFormats = oDoc.getNumberFormats()</text:p>
      <text:p text:style-name="_5f_code"><text:s text:c="2"/>If ( Not IsMissing(locale)) Then</text:p>
      <text:p text:style-name="_5f_code"><text:s text:c="4"/>aLocale = locale</text:p>
      <text:p text:style-name="_5f_code"><text:s text:c="2"/>End If</text:p>
      <text:p text:style-name="_5f_code"><text:s text:c="2"/>formatNum = oFormats.queryKey (sFormat, aLocale, TRUE)</text:p>
      <text:p text:style-name="_5f_code"><text:s text:c="2"/>If (formatNum = -1) Then</text:p>
      <text:p text:style-name="_5f_code"><text:s text:c="4"/>formatNum = oFormats.addNew(sFormat, aLocale)</text:p>
      <text:p text:style-name="_5f_code"><text:s text:c="4"/>If (formatNum = -1) Then formatNum = 0</text:p>
      <text:p text:style-name="_5f_code"><text:s text:c="2"/>End If</text:p>
      <text:p text:style-name="_5f_code"><text:s text:c="2"/>FindNumberStyle = formatNum </text:p>
      <text:p text:style-name="_5f_code_20_last_20_line">End Function</text:p>
      <text:h text:style-name="Heading_20_2" text:outline-level="2">con<text:span text:style-name="T3">vert constant group values to text</text:span></text:h>
      <text:p text:style-name="Standard">The FontPitch con<text:span text:style-name="T3">stant group contains the values DONTKNOW, FIXED, and VARIABLE. The values are represented as an integer, but this is difficult for a human to quickly understand. For example, an ideal usage is shown in </text:span><text:span text:style-name="T3"><text:sequence-ref text:reference-format="category-and-value" text:ref-name="refListing7">Listing 7</text:sequence-ref></text:span><text:span text:style-name="T3">.</text:span></text:p>
      <text:p text:style-name="P17"><text:span text:style-name="T6">Listing </text:span><text:span text:style-name="T6"><text:sequence text:ref-name="refListing7" text:name="Listing" text:formula="ooow:Listing + 1" style:num-format="1">7</text:sequence></text:span><text:span text:style-name="T6">.</text:span><text:span text:style-name="T7"> Find a number format style, create it if required.</text:span></text:p>
      <text:p text:style-name="_5f_code_5f_one_5f_line">Print <text:s/>SafeArray(1, Array("DONTKNOW", "FIXED", "VARIABLE"), True) <text:s/>'Prints 1 - FIXED</text:p>
      <text:p text:style-name="P18">Use the function in <text:sequence-ref text:reference-format="category-and-value" text:ref-name="refListing6">Listing 8</text:sequence-ref> to create a text representation of numeric values. The first argument is the numeric value. The second argument is an array that contains the textual representation. The final argument, is optional and decides if the numeric value precedes the text value.</text:p>
      <text:p text:style-name="P14"><text:span text:style-name="T4">Listing </text:span><text:span text:style-name="T4"><text:sequence text:ref-name="refListing6" text:name="Listing" text:formula="ooow:Listing + 1" style:num-format="1">8</text:sequence></text:span><text:span text:style-name="T4">.</text:span><text:span text:style-name="T5"> Safely index an array to convert a constant to text.</text:span></text:p>
      <text:p text:style-name="_5f_code_20_first_20_line">Function SafeArray(ByVal n As Long, x(), bIncN As Boolean)</text:p>
      <text:p text:style-name="_5f_code"><text:s text:c="2"/>Dim s As String 'General string variable.</text:p>
      <text:p text:style-name="_5f_code"/>
      <text:p text:style-name="_5f_code"><text:s text:c="2"/>If bIncN Then</text:p>
      <text:p text:style-name="_5f_code"><text:s text:c="4"/>s = CStr(n) &amp; " - "</text:p>
      <text:p text:style-name="_5f_code"><text:s text:c="2"/>Else</text:p>
      <text:p text:style-name="_5f_code"><text:s text:c="4"/>s = ""</text:p>
      <text:p text:style-name="_5f_code"><text:s text:c="2"/>End If</text:p>
      <text:p text:style-name="_5f_code"><text:s text:c="2"/>If LBound(x()) &lt;= n AND n &lt;= UBound(x()) Then</text:p>
      <text:p text:style-name="_5f_code"><text:s text:c="4"/>SafeArray() = s &amp; CStr(x(n))</text:p>
      <text:p text:style-name="_5f_code"><text:s text:c="2"/>Else</text:p>
      <text:p text:style-name="_5f_code"><text:s text:c="4"/>SafeArray() = s &amp; "Invalid"</text:p>
      <text:p text:style-name="_5f_code"><text:s text:c="2"/>End If</text:p>
      <text:p text:style-name="_5f_code_20_last_20_line">End Function</text:p>
      <text:p text:style-name="P18">Use <text:sequence-ref text:reference-format="category-and-value" text:ref-name="refListing8">Listing 9</text:sequence-ref> to apply SafeArray() to an entire column of data. The data is assumed to be an array that contains a single dimension array. For example, Array(Array(1, 2), Array(3, 4)). The column that is replaced, is assumed to contain a numeric value.</text:p>
      <text:p text:style-name="P14"><text:span text:style-name="T4">Listing </text:span><text:span text:style-name="T4"><text:sequence text:ref-name="refListing8" text:name="Listing" text:formula="ooow:Listing + 1" style:num-format="1">9</text:sequence></text:span><text:span text:style-name="T4">.</text:span><text:span text:style-name="T5"> Replace an entire column of constants with text.</text:span></text:p>
      <text:p text:style-name="_5f_code_20_first_20_line">Sub SafeArrayColumns(ByVal nCol As Long, oData(), x(), bIncN As Boolean)</text:p>
      <text:p text:style-name="_5f_code"><text:s text:c="2"/>Dim oRow()</text:p>
      <text:p text:style-name="_5f_code"><text:s text:c="2"/>Dim i As Long</text:p>
      <text:p text:style-name="_5f_code"><text:s text:c="2"/>Dim n As Long</text:p>
      <text:p text:style-name="_5f_code"/>
      <text:p text:style-name="_5f_code"><text:s text:c="2"/>For i = LBound(oData()) + 1 To UBound(oData())</text:p>
      <text:p text:style-name="_5f_code"><text:s text:c="4"/>oRow() = oData(i)</text:p>
      <text:p text:style-name="_5f_code"><text:s text:c="4"/>If LBound(oRow()) &lt;= nCol AND nCol &lt;= UBound(oRow()) Then</text:p>
      <text:p text:style-name="_5f_code"><text:s text:c="6"/>If IsNumeric(oRow(nCol)) Then</text:p>
      <text:p text:style-name="_5f_code"><text:s text:c="8"/>oRow(nCol) = SafeArray(CLng(oRow(nCol)), x(), bIncN)</text:p>
      <text:p text:style-name="_5f_code"><text:s text:c="6"/>End If</text:p>
      <text:p text:style-name="_5f_code"><text:s text:c="4"/>End If</text:p>
      <text:p text:style-name="_5f_code"><text:s text:c="2"/>Next i</text:p>
      <text:p text:style-name="_5f_code_20_last_20_line">End Su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_5f_Text_20_body.Paragraph"/>
      <text:p text:style-name="_5f_Text_20_body.Paragraph"/>
      <text:p text:style-name="_5f_Text_20_body.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Times New Roman1" svg:font-family="'Times New Roman'" style:font-adornments="Bold"/>
    <style:font-face style:name="Times New Roman" svg:font-family="'Times New Roman'" style:font-adornments="Regular"/>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sans" svg:font-family="Lucidasans" style:font-pitch="variable"/>
    <style:font-face style:name="Thorndale" svg:font-family="Thorndale"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0402in" fo:margin-bottom="0.0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ab-stops>
          <style:tab-stop style:position="2.25in"/>
          <style:tab-stop style:position="5.5in"/>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_5f_Title_20_-_20_Book" style:display-name="_Title - Book" style:family="paragraph" style:parent-style-name="Title">
      <style:paragraph-properties fo:background-color="transparent">
        <style:tab-stops/>
        <style:background-image/>
      </style:paragraph-properties>
      <style:text-properties fo:font-size="24pt"/>
    </style:style>
    <style:style style:name="_5f_Title_20_-_20_TOC" style:display-name="_Title - TOC" style:family="paragraph" style:parent-style-name="Title" style:next-style-name="Text_20_body" style:master-page-name="TOC_20_-_20_First_20_Page">
      <style:paragraph-properties style:page-number="1" fo:break-before="page"/>
    </style:style>
    <style:style style:name="_5f_code" style:display-name="_code" style:family="paragraph" style:parent-style-name="Standard">
      <style:paragraph-properties fo:margin-left="0in" fo:margin-right="0in" fo:text-indent="0in" style:auto-text-indent="false" fo:background-color="transparen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background-image/>
      </style:paragraph-properties>
      <style:text-properties style:font-name="Courier New" fo:font-size="8pt" fo:language="none" fo:country="none" fo:font-weight="bold"/>
    </style:style>
    <style:style style:name="_5f_List_20_Text" style:display-name="_List Text" style:family="paragraph" style:parent-style-name="Text_20_body">
      <style:paragraph-properties fo:margin-top="0in" fo:margin-bottom="0in"/>
    </style:style>
    <style:style style:name="_5f_Code_20_-_20_Numbered" style:display-name="_Code - Numbered" style:family="paragraph" style:parent-style-name="_5f_code">
      <style:paragraph-properties text:number-lines="true" text:line-number="1"/>
    </style:style>
    <style:style style:name="_5f_Text_20_body.Paragraph" style:display-name="_Text body.Paragraph" style:family="paragraph" style:parent-style-name="Text_20_body">
      <style:paragraph-properties fo:margin-left="0in" fo:margin-right="0in" fo:margin-top="0.0972in" fo:margin-bottom="0.0972in" fo:text-indent="0in" style:auto-text-indent="false"/>
      <style:text-properties style:font-name="Times New Roman"/>
    </style:style>
    <style:style style:name="_5f_Text_20_body.PropText" style:display-name="_Text body.PropText" style:family="paragraph" style:parent-style-name="Text_20_body">
      <style:paragraph-properties fo:margin-top="0.028in" fo:margin-bottom="0.028in"/>
      <style:text-properties style:font-name="Cumberland1" style:font-name-asian="Cumberland1" style:font-name-complex="Cumberland1"/>
    </style:style>
    <style:style style:name="_5f_tip_20_text" style:display-name="_tip text" style:family="paragraph" style:parent-style-name="Table_20_Contents">
      <style:paragraph-properties fo:margin-left="0in" fo:margin-right="0in" fo:text-indent="0in" style:auto-text-indent="false"/>
      <style:text-properties fo:color="#000000" style:font-name="Arial" fo:font-size="10pt"/>
    </style:style>
    <style:style style:name="_5f_Function_20_Summary_20_Heading" style:display-name="_Function Summary Heading" style:family="paragraph" style:parent-style-name="Text_20_body" style:next-style-name="Text_20_body">
      <style:paragraph-properties>
        <style:tab-stops/>
      </style:paragraph-properties>
      <style:text-properties fo:font-weight="bold"/>
    </style:style>
    <style:style style:name="_5f_tip_20_icon" style:display-name="_tip icon"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code_5f_first_5f_line" style:display-name="_code_first_line" style:family="paragraph" style:parent-style-name="_5f_code" style:next-style-name="_5f_code">
      <style:paragraph-properties fo:margin-top="0.05in" fo:margin-bottom="0in"/>
    </style:style>
    <style:style style:name="_5f_code_5f_last_5f_line" style:display-name="_code_last_line" style:family="paragraph" style:parent-style-name="_5f_code" style:next-style-name="_5f_Text_20_body.Paragraph">
      <style:paragraph-properties fo:margin-top="0in" fo:margin-bottom="0.05in"/>
    </style:style>
    <style:style style:name="_5f_code_5f_one_5f_line" style:display-name="_code_one_line" style:family="paragraph" style:parent-style-name="_5f_code" style:next-style-name="_5f_Text_20_body.Paragraph">
      <style:paragraph-properties fo:margin-top="0.05in" fo:margin-bottom="0.05in"/>
    </style:style>
    <style:style style:name="_5f_table_5f_header" style:display-name="_table_header" style:family="paragraph" style:parent-style-name="_5f_tip_20_text" style:next-style-name="_5f_tip_20_text">
      <style:text-properties fo:font-size="12pt" fo:font-weight="bold"/>
    </style:style>
    <style:style style:name="_5f_Thanks_20_Headings" style:display-name="_Thanks Headings" style:family="paragraph" style:parent-style-name="_5f_Text_20_body.Paragraph" style:next-style-name="_5f_Text_20_body.Paragraph">
      <style:paragraph-properties fo:margin-top="0.1in" fo:margin-bottom="0.1in" fo:text-align="center" style:justify-single-word="false"/>
      <style:text-properties style:font-name="Times New Roman1" fo:font-size="22pt" fo:font-weight="bold"/>
    </style:style>
    <style:style style:name="_5f_Caption" style:display-name="_Caption" style:family="paragraph" style:parent-style-name="Caption" style:next-style-name="_5f_Text_20_body.Paragraph">
      <style:paragraph-properties fo:margin-top="0.05in" fo:margin-bottom="0.2in" fo:keep-with-next="always"/>
      <style:text-properties style:font-name="Arial2" fo:font-size="12pt"/>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listing_20_caption" style:display-name="_listing caption" style:family="paragraph" style:parent-style-name="_5f_body_20_text">
      <style:paragraph-properties fo:margin-left="0in" fo:margin-right="0in" fo:margin-top="0.1665in" fo:margin-bottom="0in" fo:text-indent="0in" style:auto-text-indent="false" fo:keep-with-next="always"/>
      <style:text-properties style:font-name="Arial3" fo:font-style="italic" style:font-style-asian="italic"/>
    </style:style>
    <style:style style:name="_5f_figure_20_caption" style:display-name="_figure caption" style:family="paragraph" style:parent-style-name="_5f_body_20_text" style:next-style-name="_5f_body_20_text">
      <style:paragraph-properties fo:margin-left="0in" fo:margin-right="0in" fo:margin-top="0in" fo:margin-bottom="0.1665in" fo:text-indent="0in" style:auto-text-indent="false" fo:keep-with-next="auto"/>
      <style:text-properties style:font-name="Arial3" fo:font-style="italic" style:font-style-asian="italic"/>
    </style:style>
    <style:style style:name="_5f_table_20_caption" style:display-name="_table caption" style:family="paragraph" style:parent-style-name="_5f_body_20_text" style:next-style-name="_5f_table_20_column_20_head">
      <style:paragraph-properties fo:margin-left="0in" fo:margin-right="0in" fo:margin-top="0.1665in" fo:margin-bottom="0.1665in" fo:text-indent="0in" style:auto-text-indent="false" fo:keep-with-next="always"/>
      <style:text-properties style:font-name="Arial3" fo:font-style="italic" style:font-style-asian="italic"/>
    </style:style>
    <style:style style:name="_5f_table_20_text" style:display-name="_table text" style:family="paragraph" style:parent-style-name="_5f_body_20_text">
      <style:paragraph-properties fo:margin-left="0in" fo:margin-right="0in" fo:text-indent="0in" style:auto-text-indent="false"/>
      <style:text-properties style:font-name="Arial3"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figure" style:display-name="_figure" style:family="paragraph" style:parent-style-name="_5f_body_20_text" style:next-style-name="_5f_figure_20_caption">
      <style:paragraph-properties fo:margin-left="0in" fo:margin-right="0in" fo:margin-top="0.1665in" fo:margin-bottom="0in" fo:text-indent="0in" style:auto-text-indent="false" fo:keep-with-next="always"/>
    </style:style>
    <style:style style:name="Thanks_20_Headings" style:display-name="Thanks Headings" style:family="paragraph" style:parent-style-name="Text_20_body">
      <style:paragraph-properties fo:margin-top="0.1in" fo:margin-bottom="0.1in" fo:text-align="center" style:justify-single-word="false"/>
      <style:text-properties fo:font-size="22pt" fo:font-weight="bold"/>
    </style:style>
    <style:style style:name="_5f_code_20_first_20_line" style:display-name="_code first line" style:family="paragraph" style:parent-style-name="_5f_code" style:next-style-name="_5f_code">
      <style:paragraph-properties fo:margin-top="0.1665in" fo:margin-bottom="0in"/>
    </style:style>
    <style:style style:name="_5f_code_20_last_20_line" style:display-name="_code last line" style:family="paragraph" style:parent-style-name="_5f_code" style:next-style-name="_5f_body_20_text">
      <style:paragraph-properties fo:margin-top="0in" fo:margin-bottom="0.1665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Code_20_Numbering" style:display-name="Code Numbering">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usage="mirrored">
      <style:page-layout-properties fo:page-width="8.5in" fo:page-height="11in" style:num-format="i"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pm8"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pm9" style:page-usage="right">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pm10" style:page-usage="right">
      <style:page-layout-properties fo:page-width="8.5in" fo:page-height="11in" style:num-format="i"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pm11" style:page-usage="right">
      <style:page-layout-properties fo:page-width="8.5in" fo:page-height="11in" style:num-format=""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12" style:page-usage="right">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2">
          <style:column-sep style:width="0.0008in" style:color="#000000" style:height="100%"/>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style:page-layout style:name="pm13">
      <style:page-layout-properties fo:page-width="8.5in" fo:page-height="11in" style:num-format="1" style:print-orientation="portrait" fo:margin-top="1in" fo:margin-bottom="1in" fo:margin-left="1in" fo:margin-right="1in" style:writing-mode="lr-tb" style:footnote-max-height="0in">
        <style:columns fo:column-count="2">
          <style:column-sep style:width="0.0008in" style:color="#000000" style:height="100%"/>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footer>
        <text:p text:style-name="Footer"/>
      </style:footer>
    </style:master-page>
    <style:master-page style:name="HTML" style:page-layout-name="pm4"/>
    <style:master-page style:name="Endnote" style:page-layout-name="pm5"/>
    <style:master-page style:name="Custom_20_Default_20_Style" style:display-name="Custom Default Style" style:page-layout-name="pm6"/>
    <style:master-page style:name="TOC_20_-_20_Following" style:display-name="TOC - Following" style:page-layout-name="pm7">
      <style:header>
        <text:p text:style-name="Header"/>
      </style:header>
      <style:footer>
        <text:p text:style-name="Footer"/>
      </style:footer>
    </style:master-page>
    <style:master-page style:name="Chapter_20_-_20_Following" style:display-name="Chapter - Following" style:page-layout-name="pm8">
      <style:header>
        <text:p text:style-name="Header"/>
      </style:header>
      <style:footer>
        <text:p text:style-name="Footer"><text:page-number text:select-page="current">9</text:page-number></text:p>
      </style:footer>
    </style:master-page>
    <style:master-page style:name="Custom_20_First_20_Page" style:display-name="Custom First Page" style:page-layout-name="pm9" style:next-style-name="Standard">
      <style:footer>
        <text:p text:style-name="Footer"/>
      </style:footer>
    </style:master-page>
    <style:master-page style:name="Chapter_20_-_20_First_20_Page" style:display-name="Chapter - First Page" style:page-layout-name="pm9" style:next-style-name="Chapter_20_-_20_Following">
      <style:footer>
        <text:p text:style-name="Footer"><text:page-number text:select-page="current">9</text:page-number></text:p>
      </style:footer>
    </style:master-page>
    <style:master-page style:name="TOC_20_-_20_First_20_Page" style:display-name="TOC - First Page" style:page-layout-name="pm10" style:next-style-name="TOC_20_-_20_Following">
      <style:footer>
        <text:p text:style-name="Footer"><text:page-number text:select-page="current">9</text:page-number></text:p>
      </style:footer>
    </style:master-page>
    <style:master-page style:name="Title_20_Page" style:display-name="Title Page" style:page-layout-name="pm11" style:next-style-name="Information_20_Page"/>
    <style:master-page style:name="Index_20_-_20_First_20_Page" style:display-name="Index - First Page" style:page-layout-name="pm12" style:next-style-name="Index_20_-_20_Following">
      <style:footer>
        <text:p text:style-name="Footer"><text:page-number text:select-page="current">9</text:page-number></text:p>
      </style:footer>
    </style:master-page>
    <style:master-page style:name="Index_20_-_20_Following" style:display-name="Index - Following" style:page-layout-name="pm13">
      <style:footer>
        <text:p text:style-name="Footer"><text:page-number text:select-page="current">9</text:page-number></text:p>
      </style:footer>
    </style:master-page>
    <style:master-page style:name="Information_20_Page" style:display-name="Information Page" style:page-layout-name="pm6" style:next-style-name="TOC_20_-_20_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meta:initial-creator>Andrew Pitonyak</meta:initial-creator>
    <meta:creation-date>2005-03-10T15:52:03</meta:creation-date>
    <dc:creator>Andrew Pitonyak</dc:creator>
    <dc:date>2005-03-10T16:39:40</dc:date>
    <dc:language>en-US</dc:language>
    <meta:editing-cycles>8</meta:editing-cycles>
    <meta:editing-duration>PT47M37S</meta:editing-duration>
    <meta:template xlink:type="simple" xlink:actuate="onRequest" xlink:role="template" xlink:href="../../../../oo/template/Small%20Simple%20Book.stw" xlink:title="Small Simple Book" meta:date="1601-01-01T00:00:00"/>
    <meta:user-defined meta:name="Info 1"/>
    <meta:user-defined meta:name="Info 2"/>
    <meta:user-defined meta:name="Info 3"/>
    <meta:user-defined meta:name="Info 4"/>
    <meta:document-statistic meta:table-count="1" meta:image-count="0" meta:object-count="0" meta:page-count="13" meta:paragraph-count="395" meta:word-count="2447" meta:character-count="18893"/>
  </office:meta>
</office:document-meta>
</file>

<file path=Basic/PitonyakFonts/FontInfo.xml><?xml version="1.0" encoding="utf-8"?>
<!DOCTYPE module  PUBLIC '-//OpenOffice.org//DTD OfficeDocument 1.0//EN'  'module.dtd'>
<script:module xmlns:script="http://openoffice.org/2000/script" script:name="FontInfo" script:language="StarBasic">REM  *****  BASIC  *****
Option Explicit

Sub Main
  Print "Hello.... "
End Sub

Function SortedFontDescriptors(oDoc, bDuplicates As Boolean)
  Dim oWindow          'Container window AWT XDevice interface.
  Dim oFonts()         'Array of awt FontDescriptor structures.
  Dim oFinalFonts()    'Font descriptors to return.
  Dim nIndex() As Long 'Indirect sorted index into.
  Dim sName$           'Font name.
  Dim i&amp;               'General index variable.
  Dim j&amp;               'General index variable.
  Dim n&amp;               'General utility variable.
  Dim k&amp;               'General utility variable.
  Dim bChanged As Boolean

  oWindow  = oDoc.getCurrentController().getFrame().getContainerWindow()
  oFonts() = oWindow.getFontDescriptors()
  ReDim nIndex(UBound(oFonts()))
  n = UBound(oFonts())
  REM First, obtain an index into the unique values.
  For i = 0 to n
    nIndex(i) = i
  Next

  REM Sort the data!
  For i = 0 To n-1
    bChanged = False
    For j = 1 To n-i
      If oFonts(nIndex(j-1)).Name &gt; oFonts(nIndex(j)).Name Then
        k = nIndex(j-1)
        nIndex(j-1) = nIndex(j)
        nIndex(j) = k
        bChanged = True
      End If
    Next
    If NOT bChanged Then Exit For
  Next

  REM Copy the font descriptor.
  sName = ""
  oFinalFonts() = DimArray(n)
  j = -1
  For i = 0 To n
    If bDuplicates OR (sName &lt;&gt; oFonts(nIndex(i)).Name) Then
      j = j + 1
      oFinalFonts(j) = oFonts(nIndex(i))
      sName = oFinalFonts(j).Name
    End If
  Next
  REM Bug alert, if I do NOT perform a ReDim Preserve, then the returned 
  REM value is Empty; even if the array does not change in size.
  ReDim Preserve oFinalFonts(j)
  SortedFontDescriptors = oFinalFonts()
End Function

Sub FontSummaryDocument
  Dim sNewUrl$
  Dim oDoc
  sNewUrl = "private:factory/swriter"
  oDoc = StarDesktop.loadComponentFromURL(sNewUrl,"_blank", 0, Array())
  Call FontSummary(oDoc)
End Sub

Sub FontCharacterDocument
  Dim sNewUrl$
  Dim oDoc
  sNewUrl = "private:factory/swriter"
  oDoc = StarDesktop.loadComponentFromURL(sNewUrl,"_blank", 0, Array())
  Call FontsInTable(oDoc)
End Sub

Sub SummaryAndTable
  Dim sNewUrl$
  Dim oDoc
  Dim oCurs
  Dim oText
  sNewUrl = "private:factory/swriter"
  oDoc = StarDesktop.loadComponentFromURL(sNewUrl,"_blank", 0, Array())
  Call FontSummary(oDoc)
  oText = oDoc.getText()

  REM How about a page break here!
  oCurs = oText.createTextCursorByRange(oText.getEnd())
  oCurs.PageDescName = oCurs.PageStyleName

  Call FontsInTable(oDoc)
  Call FontInfoToCalc()
End Sub

Sub FontsInTable(oDoc)
  Dim oFonts()     'Array of awt FontDescriptor structures.
  Dim i%           'General index variable.
  Dim nRow%        'General index variable.
  Dim nCol%        'General index variable.
  Dim sFontName$   'Name of one font.
  Dim oText        'Document text object, used to insert text objects.
  Dim oCurs        'Cursor used to insert text content.
  Dim oTableCurs   'Used to format cells in the inserted tables.
  Dim sTData(16)   'Data used to set populate the inserted tables.
  Dim sChars(16)   'Temporary used for individual rows added to sTData().
  Dim x            'Temporary utility variable.
  Dim oTable       'Table inserted into the document.
  Dim oStyles      'All of the paragraph styles. 
  Dim oStyle       'The created paragraph style.

  REM The visible characters are generally from 32 to 65533.
  REM I do not know how to easily figure out which characters are supported,
  REM so I will simply display the charcters from 32 to 255.
  REM Start with the heading data.
  sChars() = Array("",  "0", "1", "2", "3", "4", "5", "6", "7", "8", "9", _
                   "A", "B", "C", "D", "E", "F")
  sTData(0) = sChars()

  REM I want the table listings to ALWAYS stay with the table below it.
  REM Create a style for this. Also, set some space between the paragraph
  REM and the table.
  oStyles = oDoc.getStyleFamilies().getByName("ParagraphStyles")
  If NOT oStyles.hasByName("_clisting") Then
    oStyle = oDoc.createInstance("com.sun.star.style.ParagraphStyle")
    oStyle.setParentStyle("Default")
    oStyle.ParaKeepTogether = True
    oStyle.ParaBottomMargin = 200
    oStyles.insertByName("_clisting", oStyle)
  End If

  REM i contains the ASCII value for the character.
  i = 0
  For nRow = 1 To 16
    x = DimArray(16)
    x(0) = sChars(nRow)
    For nCol = 1 To 16
      If i &gt; 31 Then
        x(nCol) = CHR$(i)
      Else
        x(nCol) = ""
      End If
      i = i + 1
    Next
    sTData(nRow) = x
  Next

  oDoc.lockControllers()
  oText = oDoc.getText()
  oCurs = oText.createTextCursorByRange(oText.getEnd())
  oFonts() = SortedFontDescriptors(oDoc, False)
  oText.insertControlCharacter(oCurs, _
       com.sun.star.text.ControlCharacter.LINE_BREAK, False)

  For i = LBound(oFonts()) to UBound(oFonts())
    'If i &gt; 7 Then Exit For
    REM We only obtained unique font names, so no need to check for that here.
    sFontName = oFonts(i).Name
    oCurs.CharWeight = com.sun.star.awt.FontWeight.BOLD
    oText.insertString(oCurs, "Table ", FALSE)
    Call AddTableExpressionField(oDoc, oCurs)
    oText.insertString(oCurs, ".", FALSE)
    oCurs.CharWeight = com.sun.star.awt.FontWeight.NORMAL
    oText.insertString(oCurs, " Font: “" &amp; sFontName &amp; "”", FALSE)

    oTable = oDoc.createInstance("com.sun.star.text.TextTable")
    oTable.initialize(17, 17)
    oText.insertTextContent(oCurs, oTable, False)
    oText.insertControlCharacter(oCurs, _
         com.sun.star.text.ControlCharacter.LINE_BREAK, False)
    oTable.setDataArray(sTData())
    oTableCurs = oTable.createCursorByCellName("A2")
    oTableCurs.goRight(16, True)
    oTableCurs.CharHeight = 10
    oTableCurs.gotoCellByName("A2", False)
    oTableCurs.goDown(15, True)
    oTableCurs.CharHeight = 8
    oTableCurs.CharWeight = com.sun.star.awt.FontWeight.BOLD

    oTableCurs.gotoCellByName("B2", False)
    oTableCurs.gotoEnd(True)
    oTableCurs.CharHeight = 8
    oTableCurs.CharFontName = sFontName
  Next

  Dim oDescriptor 'The search descriptor
  Dim oFound 'The found range
  Dim oFoundAll 'The found range
  oDescriptor = oDoc.createSearchDescriptor()
  oDescriptor.SearchString = "Table"
  oDescriptor.SearchCaseSensitive = True
  oDescriptor.SearchWords = True
  oFoundAll = oDoc.findAll(oDescriptor)
  For i = 0 to oFoundAll.getCount()-1
    oFound = oFoundAll.getByIndex(i)
    oFound.ParaStyleName = "_clisting"
    If (i &gt; 0) AND (i MOD 2 = 0) Then
      oFound.PageDescName = oFound.PageStyleName
    End If
  Next

TheEnd:
  oDoc.unlockControllers()
End Sub

Sub FontSummary(oDoc)
  Dim oFonts()     'Array of awt FontDescriptor structures.
  Dim sFontName$   'Name of one font.
  Dim sLastFont$   'Last used font.
  Dim oText        'Document's primary text object.
  Dim oCurs        'Text cursor used to insert the text.
  Dim nSaveHeight  'Initial character height.
  Dim sSaveFont$   'Initial font in effect.
  Dim i%           'General index variable.
  Dim s$           'Contains the sample text that is displayed using the font.

  s = "ABCDEFGHIJKLMNOPQRSTUVWXYZabcdefghijklmnopqrstuvwxyz0123456789"
  oDoc.lockControllers()
  'On Error Goto EndLabel
  oText    = oDoc.getText()
  oCurs    = oText.createTextCursorByRange(oText.getEnd())
  sSaveFont= oCurs.charFontName
  oFonts() = SortedFontDescriptors(oDoc, False)
  oText.insertControlCharacter(oCurs, _
       com.sun.star.text.ControlCharacter.LINE_BREAK, False)

  nSaveHeight = oCurs.CharHeight
  oCurs.CharHeight = 10

  REM for each font descriptor.
  For i = LBound(oFonts()) to UBound(oFonts())
    sFontName = oFonts(i).Name
    If sFontName &lt;&gt; sLastFont Then
      sLastFont = sFontName

      oText.insertString(oCurs, sFontName &amp; ": ", FALSE)
      oCurs.charFontName = sFontName
      oText.insertString(oCurs, s, FALSE)
      oCurs.charFontName = sSaveFont
      oText.insertControlCharacter(oCurs, _
           com.sun.star.text.ControlCharacter.LINE_BREAK, False)
      oText.insertControlCharacter(oCurs, _
           com.sun.star.text.ControlCharacter.LINE_BREAK, False)
    End If
  Next
  oCurs.CharHeight = nSaveHeight
  EndLabel:
  oDoc.unlockControllers()
End Sub

Sub FontInfoToCalc()
  Dim sNewUrl$         'URL required to create anew Calc document.
  Dim oDoc             'Newly created Calc document.
  Dim oFonts()         'Array of font descriptors supported by OOo.
  Dim oFontFamily()    'com.sun.star.awt.FontFamily constant group strings.
  Dim oCharSet()       'com.sun.star.awt.CharSet constant group strings.
  Dim oFontPitch()     'com.sun.star.awt.FontPitch constant group strings.
  Dim oFontSlant()     'com.sun.star.awt.FontSlant constant group strings.
  Dim oFontUnderline() 'com.sun.star.awt.FontUnderline constant group strings.
  Dim oFontStrikeout() 'com.sun.star.awt.FontStrikeout constant group strings.
  Dim i As Long        'General index variable.
  Dim oData()          'Data to store in the Calc document using setDataArray().
  Dim x                'Single font descriptor.
  Dim oMetric          'Individual font metric.
  Dim oWindow          'Container window AWT XDevice interface.

  REM Create a new Calc document and obtain the supported font descriptors.
  sNewUrl  = "private:factory/scalc"
  oDoc     = StarDesktop.loadComponentFromURL(sNewUrl,"_blank", 0, Array())
  oDoc.lockControllers()
  oFonts() = SortedFontDescriptors(oDoc, True)
  oWindow  = oDoc.getCurrentController().getFrame().getContainerWindow()

  REM Initialize the oData(0) array with appropriate header values.
  oData()  = DimArray(UBound(oFonts()) + 1)
  oData(0) = Array("Name", "StyleName", "Family", "CharSet", "Type", _
       "CharacterWidth", "Width", "Pitch", "Height", "Kerning", _
       "Orientation", "Slant", "Strikeout", "Weight", "Underline", _
       "WordLineMode", "First Char", "Last Char", "Slant Degrees")

  REM Get data for each font descriptor.
  REM by converting the data to a string using CStr, a new string instance
  REM is returned. If I do not do this, then there are errors in SafeArray().
  REM Also, False is not valid for use in setDataArray(), but a string is.
  For i = 0 To UBound(oFonts())
    x = oFonts(i)
    oMetric = oWindow.getFont(x).getFontMetric()
    oData(i+1) = Array(       CStr(x.Name),      CStr(x.StyleName), _
      CStr(x.Family),         CStr(x.CharSet),   CStr(x.Type), _
      CStr(x.CharacterWidth), CStr(x.Width),     CStr(x.Pitch), _
      CStr(x.Height),         CStr(x.Kerning),   CStr(x.Orientation), _
      CStr(x.Slant),          CStr(x.Strikeout), CStr(x.Weight), _
      CStr(x.Underline),      CStr(x.WordLineMode), _
      CStr(ASC(CStr(oMetric.FirstChar))), _
      CStr(ASC(CStr(oMetric.LastChar))), _
      CStr(oMetric.Slant) )
  Next

  REM Initialize arrays with a text representation of the contant groups
  REM used in the font descriptors.
  oFontFamily() = Array("DONTKNOW", "DECORATIVE", "MODERN", _
                        "ROMAN", "SCRIPT", "SWISS", "SYSTEM")

  oCharSet() = Array("DONTKNOW", "ANSI", "MAC", "IBMPC_437", _
               "IBMPC_850", "IBMPC_860", "IBMPC_861", "IBMPC_863", _
               "IBMPC_865", "SYSTEM", "SYMBOL")

  oFontPitch() = Array("DONTKNOW", "FIXED", "VARIABLE")


  oFontSlant() = Array("NONE", "OBLIQUE", "ITALIC", "DONTKNOW", _
                       "REVERSE_OBLIQUE", "REVERSE_ITALIC")

  oFontUnderline() = Array("NONE", "SINGLE", "DOUBLE", "DOTTED", _
                     "DONTKNOW", "DASH", "LONGDASH", "DASHDOT", "DASHDOTDOT", _
                     "SMALLWAVE", "WAVE", "DOUBLEWAVE", "BOLD", "BOLDDOTTED", _
                     "BOLDDASH", "BOLDLONGDASH", "BOLDDASHDOT", _
                     "BOLDDASHDOTDOT", "BOLDWAVE")

  oFontStrikeout() = Array("NONE", "SINGLE", "DOUBLE", "DONTKNOW", _
                           "BOLD", "SLASH", "X")

  REM Convert the columns that use integers based on a constant group
  REM to a string.
  SafeArrayColumns(2,  oData(), oFontFamily(),    True)
  SafeArrayColumns(3,  oData(), oCharSet(),       True)
  SafeArrayColumns(7,  oData(), oFontPitch(),     True)
  SafeArrayColumns(11, oData(), oFontSlant(),     True)
  SafeArrayColumns(12, oData(), oFontStrikeout(), True)
  SafeArrayColumns(14, oData(), oFontUnderline(), True)

  REM Store the data into the Calc document.
  AppendDataToCalcDoc(oDoc, oData())
  oDoc.unlockControllers()
End Sub



</script:module>
</file>

<file path=Basic/PitonyakFonts/Utilities.xml><?xml version="1.0" encoding="utf-8"?>
<!DOCTYPE module  PUBLIC '-//OpenOffice.org//DTD OfficeDocument 1.0//EN'  'module.dtd'>
<script:module xmlns:script="http://openoffice.org/2000/script" script:name="Utilities" script:language="StarBasic">REM  *****  BASIC  *****
Option Explicit

Sub AppendDataToCalcDoc(oDoc, oData())
  Dim oSheet     'The first sheet in the document.
  Dim oAddr      'Address of the current cursor.
  Dim iNumRows%  'Number of rows to add.
  Dim iNumCols%  'Number of columns to add.
  Dim x()        'Utility variable used as a single row.
  Dim oRange     'Range to add the data and focus the cursor.

  REM Get the address of the currently selected cell.
  REM Use the address to obtain the current sheet.
  oAddr = oDoc.getCurrentSelection().getCellAddress()
  oSheet = oDoc.getSheets().getByIndex(oAddr.Sheet)

  REM Determine the number of rows in the data.
  REM Next, obtain the first row and see how many columns it has.
  iNumRows = UBound(oData()) - LBound(oData())
  x() = oData(lBound(oData()))
  iNumCols = UBound(x()) - LBound(x())

  oRange = oSheet.getCellRangeByPosition(oAddr.Column, oAddr.Row, _
           oAddr.Column + iNumCols, oAddr.Row + iNumRows)
  On Error Resume Next
  oRange.setDataArray(oData())
  oRange.getColumns().optimalWidth = True
  oRange = oSheet.getCellByPosition(oAddr.Column, oAddr.Row + iNumRows+1)
  oDoc.getCurrentController().select(oRange)
End Sub

REM SafeArray() returns x(n), if n is in bounds.
REM If bIncN is True, then SafeArray() returns n - x(n)
Function SafeArray(ByVal n As Long, x(), bIncN As Boolean)
  Dim s As String 'General string variable.

  If bIncN Then
    s = CStr(n) &amp; " - "
  Else
    s = ""
  End If
  If LBound(x()) &lt;= n AND n &lt;= UBound(x()) Then
    SafeArray() = s &amp; CStr(x(n))
  Else
    SafeArray() = s &amp; "Invalid"
  End If
End Function

REM SafeArrayColumns() applies SafeArray() to an entire column of data.
Sub SafeArrayColumns(ByVal nCol As Long, oData(), x(), bIncN As Boolean)
  Dim oRow()
  Dim i As Long
  Dim n As Long

  For i = LBound(oData()) + 1 To UBound(oData())
    oRow() = oData(i)
    If LBound(oRow()) &lt;= nCol AND nCol &lt;= UBound(oRow()) Then
      If IsNumeric(oRow(nCol)) Then
        oRow(nCol) = SafeArray(CLng(oRow(nCol)), x(), bIncN)
      End If
    End If
  Next i
End Sub

REM Insert a SetExpression text field, used to index table entries.
REM An appropriate numbering style is created and used.
Sub AddTableExpressionField(oDoc, oCurs)
  Dim oField            ' This is the SestExpression field that is inserted.
  Dim oMasterField      ' The master field for the SetExpression field.
  Dim sMasterFieldName$ ' This is the name of the master field.
  Dim oText             ' The documents text object.

  oField = oDoc.createInstance("com.sun.star.text.TextField.SetExpression")
  oField.Content = "Table+1"
  oField.NumberFormat = FindNumberStyle("#,##0.00", oDoc)
  oField.NumberingType = com.sun.star.style.NumberingType.ARABIC
  sMasterFieldName = "com.sun.star.text.FieldMaster.SetExpression.Table"
  oMasterField = oDoc.getTextFieldMasters().getByName(sMasterFieldName)
  oField.attachTextFieldMaster(oMasterField)
  oText = oCurs.getText()
  oText.insertTextContent(oCurs, oField, False)
End Sub

REM find a number style, creating it if required.
Function FindNumberStyle(sFormat$, Optional doc, Optional locale)
  Dim oDoc       'The document to use.
  Dim oFormats   'The numerical formats object.
  Dim formatNum&amp; 'The key of the number format to use.
  Dim aLocale As New com.sun.star.lang.Locale

  oDoc = IIf(IsMissing(doc), ThisComponent, doc)
  oFormats = oDoc.getNumberFormats()
  If ( Not IsMissing(locale)) Then
    aLocale = locale
  End If
  formatNum = oFormats.queryKey (sFormat, aLocale, TRUE)
  If (formatNum = -1) Then
    formatNum = oFormats.addNew(sFormat, aLocale)
    If (formatNum = -1) Then formatNum = 0
  End If
  FindNumberStyle = formatNum 
End Function

</script:module>
</file>

<file path=Basic/PitonyakFonts/script-lb.xml><?xml version="1.0" encoding="utf-8"?>
<!DOCTYPE library  PUBLIC '-//OpenOffice.org//DTD OfficeDocument 1.0//EN'  'library.dtd'>
<library:library xmlns:library="http://openoffice.org/2000/library" library:name="PitonyakFonts" library:readonly="false" library:passwordprotected="false">
  <library:element library:name="Utilities"/>
  <library:element library:name="FontInfo"/>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itonyakFonts" library:link="false"/>
</library:libraries>
</file>

<file path=Dialogs/PitonyakFonts/dialog-lb.xml><?xml version="1.0" encoding="utf-8"?>
<!DOCTYPE library  PUBLIC '-//OpenOffice.org//DTD OfficeDocument 1.0//EN'  'library.dtd'>
<library:library xmlns:library="http://openoffice.org/2000/library" library:name="PitonyakFonts"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itonyakFonts" library:link="false"/>
</library:libraries>
</file>